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D500000149169B0705792DDDC7.png" manifest:media-type="image/png"/>
  <manifest:file-entry manifest:full-path="Pictures/1000020100000119000001C2EB4EEAED4A43307D.png" manifest:media-type="image/png"/>
  <manifest:file-entry manifest:full-path="Pictures/10000201000001F0000000C158145A5D7A755AC2.png" manifest:media-type="image/png"/>
  <manifest:file-entry manifest:full-path="Pictures/100002010000012B00000115A6B697B8B2A64076.png" manifest:media-type="image/png"/>
  <manifest:file-entry manifest:full-path="Pictures/1000020100000123000000AE5A59E216E1CDAE53.png" manifest:media-type="image/png"/>
  <manifest:file-entry manifest:full-path="Pictures/10000201000001B2000001AFF390C4AEF67FEC9C.png" manifest:media-type="image/png"/>
  <manifest:file-entry manifest:full-path="Pictures/10000000000001C60000006E3D724EC64EC24F61.png" manifest:media-type="image/png"/>
  <manifest:file-entry manifest:full-path="Pictures/10000201000002830000015C013D129488B9A26A.png" manifest:media-type="image/png"/>
  <manifest:file-entry manifest:full-path="Pictures/100002010000029800000139D021E38BF26BB71C.png" manifest:media-type="image/png"/>
  <manifest:file-entry manifest:full-path="Pictures/10000201000002500000013E197084FFA9B7D81A.png" manifest:media-type="image/png"/>
  <manifest:file-entry manifest:full-path="Pictures/100000000000018A000001099A1173774D6D13FD.png" manifest:media-type="image/png"/>
  <manifest:file-entry manifest:full-path="Pictures/100002010000013F000001691F4104A97800862F.png" manifest:media-type="image/png"/>
  <manifest:file-entry manifest:full-path="Pictures/100002010000031D00000141F63730ACA91AEA96.png" manifest:media-type="image/png"/>
  <manifest:file-entry manifest:full-path="Pictures/10000201000001FF00000110E2C08B5D1CB90CF9.png" manifest:media-type="image/png"/>
  <manifest:file-entry manifest:full-path="Pictures/100000000000023E000002133E37F5D9AFDAB9AF.png" manifest:media-type="image/png"/>
  <manifest:file-entry manifest:full-path="Pictures/10000000000002090000008D4D92CB5DBC3C128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5.001cm" style:rel-column-width="19279*"/>
    </style:style>
    <style:style style:name="Table2.B" style:family="table-column">
      <style:table-column-properties style:column-width="4.999cm" style:rel-column-width="19272*"/>
    </style:style>
    <style:style style:name="Table2.C" style:family="table-column">
      <style:table-column-properties style:column-width="6.999cm" style:rel-column-width="26984*"/>
    </style:style>
    <style:style style:name="Table2.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796cm" style:rel-column-width="18488*"/>
    </style:style>
    <style:style style:name="Table12.B" style:family="table-column">
      <style:table-column-properties style:column-width="5.71cm" style:rel-column-width="22010*"/>
    </style:style>
    <style:style style:name="Table12.C" style:family="table-column">
      <style:table-column-properties style:column-width="6.495cm" style:rel-column-width="25037*"/>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4cm" fo:break-before="auto" fo:break-after="auto" table:align="left" fo:keep-with-next="auto" style:may-break-between-rows="fals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lways"/>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Text_20_body">
      <style:text-properties officeooo:paragraph-rsid="001e69d4"/>
    </style:style>
    <style:style style:name="P6" style:family="paragraph" style:parent-style-name="Text_20_body">
      <style:text-properties officeooo:paragraph-rsid="001f0422"/>
    </style:style>
    <style:style style:name="P7" style:family="paragraph" style:parent-style-name="Text_20_body">
      <style:text-properties officeooo:paragraph-rsid="0021372d"/>
    </style:style>
    <style:style style:name="P8" style:family="paragraph" style:parent-style-name="Text_20_body">
      <style:text-properties officeooo:paragraph-rsid="00250698"/>
    </style:style>
    <style:style style:name="P9" style:family="paragraph" style:parent-style-name="Text_20_body">
      <style:text-properties officeooo:paragraph-rsid="00311522"/>
    </style:style>
    <style:style style:name="P10" style:family="paragraph" style:parent-style-name="Text_20_body">
      <style:text-properties officeooo:paragraph-rsid="003987ac"/>
    </style:style>
    <style:style style:name="P11" style:family="paragraph" style:parent-style-name="Text_20_body">
      <style:text-properties officeooo:paragraph-rsid="004461a7"/>
    </style:style>
    <style:style style:name="P12" style:family="paragraph" style:parent-style-name="Text_20_body">
      <style:text-properties officeooo:paragraph-rsid="004ecf9a"/>
    </style:style>
    <style:style style:name="P13" style:family="paragraph" style:parent-style-name="Guide_20_Name">
      <style:text-properties fo:language="en" fo:country="US"/>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1ccc70" officeooo:paragraph-rsid="001ccc70"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47bfe3"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text-properties officeooo:paragraph-rsid="001ac92c"/>
    </style:style>
    <style:style style:name="P18" style:family="paragraph" style:parent-style-name="Table_20_Contents">
      <style:text-properties style:font-name="Liberation Sans" fo:font-size="11pt" officeooo:rsid="001ac92c" officeooo:paragraph-rsid="001ac92c" style:font-size-asian="10.5pt"/>
    </style:style>
    <style:style style:name="P19" style:family="paragraph" style:parent-style-name="Table_20_Contents">
      <style:text-properties officeooo:rsid="0047bfe3" officeooo:paragraph-rsid="0047bfe3"/>
    </style:style>
    <style:style style:name="P20" style:family="paragraph" style:parent-style-name="Table_20_Contents">
      <style:text-properties officeooo:rsid="00528c3a"/>
    </style:style>
    <style:style style:name="P21" style:family="paragraph" style:parent-style-name="Figure">
      <style:text-properties officeooo:paragraph-rsid="001f0422"/>
    </style:style>
    <style:style style:name="P22" style:family="paragraph" style:parent-style-name="Figure">
      <style:text-properties officeooo:paragraph-rsid="003bcaf4"/>
    </style:style>
    <style:style style:name="P23" style:family="paragraph" style:parent-style-name="Figure">
      <style:paragraph-properties fo:text-align="center" style:justify-single-word="false"/>
    </style:style>
    <style:style style:name="P24" style:family="paragraph" style:parent-style-name="Text_20_body" style:master-page-name="">
      <style:paragraph-properties style:page-number="auto" fo:keep-with-next="always"/>
    </style:style>
    <style:style style:name="P25" style:family="paragraph" style:parent-style-name="Text_20_Body_20_List_20_Intro" style:master-page-name="">
      <style:paragraph-properties style:page-number="auto" style:writing-mode="page"/>
    </style:style>
    <style:style style:name="P26" style:family="paragraph" style:parent-style-name="Text_20_body">
      <style:paragraph-properties fo:margin-top="0cm" fo:margin-bottom="0.152cm" loext:contextual-spacing="false"/>
    </style:style>
    <style:style style:name="P27" style:family="paragraph" style:parent-style-name="Text_20_Note">
      <style:paragraph-properties fo:margin-left="0.991cm" fo:margin-right="0.254cm" fo:margin-top="0cm" fo:margin-bottom="0.305cm" loext:contextual-spacing="false" fo:text-indent="0cm" style:auto-text-indent="false"/>
    </style:style>
    <style:style style:name="P28" style:family="paragraph" style:parent-style-name="Text_20_Note">
      <style:paragraph-properties fo:margin-top="0cm" fo:margin-bottom="0.254cm" loext:contextual-spacing="false"/>
    </style:style>
    <style:style style:name="P29" style:family="paragraph" style:parent-style-name="Title">
      <style:text-properties fo:language="en" fo:country="US"/>
    </style:style>
    <style:style style:name="P30" style:family="paragraph" style:parent-style-name="Subtitle">
      <style:text-properties fo:language="en" fo:country="US"/>
    </style:style>
    <style:style style:name="P31" style:family="paragraph" style:parent-style-name="Text_20_Note">
      <style:paragraph-properties fo:margin-top="0cm" fo:margin-bottom="0.6cm" loext:contextual-spacing="false" style:writing-mode="page"/>
    </style:style>
    <style:style style:name="P32" style:family="paragraph" style:parent-style-name="Text_20_Note" style:master-page-name="">
      <style:paragraph-properties fo:margin-top="0cm" fo:margin-bottom="0.499cm" loext:contextual-spacing="false" style:page-number="auto" style:writing-mode="page"/>
    </style:style>
    <style:style style:name="P33" style:family="paragraph" style:parent-style-name="Caption">
      <style:paragraph-properties fo:margin-top="0.101cm" fo:margin-bottom="0cm" loext:contextual-spacing="false" style:writing-mode="page"/>
    </style:style>
    <style:style style:name="P34" style:family="paragraph" style:parent-style-name="Caption" style:master-page-name="">
      <style:paragraph-properties fo:margin-left="0cm" fo:margin-right="0cm" fo:margin-top="0cm" fo:margin-bottom="0cm" loext:contextual-spacing="false" fo:text-align="start" style:justify-single-word="false" fo:orphans="2" fo:widows="2" fo:text-indent="0cm" style:auto-text-indent="false" style:page-number="auto" fo:keep-with-next="always" text:number-lines="false" text:line-number="0"/>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5.984cm" style:type="right" style:leader-style="dotted" style:leader-text="."/>
        </style:tab-stops>
      </style:paragraph-properties>
    </style:style>
    <style:style style:name="P38" style:family="paragraph" style:parent-style-name="Text_20_Body_20_List_20_Intro">
      <style:text-properties officeooo:paragraph-rsid="00302c73"/>
    </style:style>
    <style:style style:name="P39" style:family="paragraph" style:parent-style-name="Text_20_Note">
      <style:text-properties officeooo:paragraph-rsid="00311522"/>
    </style:style>
    <style:style style:name="P40" style:family="paragraph" style:parent-style-name="Text_20_Note">
      <style:text-properties officeooo:paragraph-rsid="0034336f"/>
    </style:style>
    <style:style style:name="P41" style:family="paragraph" style:parent-style-name="Text_20_Note">
      <style:text-properties officeooo:paragraph-rsid="0047e93d"/>
    </style:style>
    <style:style style:name="P42" style:family="paragraph" style:parent-style-name="Text_20_Note">
      <style:text-properties officeooo:rsid="004cb9f0" officeooo:paragraph-rsid="004cb9f0"/>
    </style:style>
    <style:style style:name="P43" style:family="paragraph" style:parent-style-name="Text_20_Note">
      <style:text-properties officeooo:rsid="004ecf9a" officeooo:paragraph-rsid="004ecf9a"/>
    </style:style>
    <style:style style:name="P44" style:family="paragraph" style:parent-style-name="Text_20_Note">
      <style:text-properties officeooo:paragraph-rsid="004a614a"/>
    </style:style>
    <style:style style:name="P45" style:family="paragraph" style:parent-style-name="Text_20_Note">
      <style:text-properties officeooo:rsid="00546ae5" officeooo:paragraph-rsid="00546ae5"/>
    </style:style>
    <style:style style:name="P46" style:family="paragraph" style:parent-style-name="Definition_20_Term">
      <style:text-properties officeooo:paragraph-rsid="004461a7"/>
    </style:style>
    <style:style style:name="P47" style:family="paragraph" style:parent-style-name="Text_20_body_20_indent">
      <style:text-properties officeooo:paragraph-rsid="004461a7"/>
    </style:style>
    <style:style style:name="P48" style:family="paragraph" style:parent-style-name="Text_20_Note">
      <style:paragraph-properties fo:margin-top="0cm" fo:margin-bottom="0.4cm" loext:contextual-spacing="false"/>
      <style:text-properties officeooo:paragraph-rsid="0047e93d"/>
    </style:style>
    <style:style style:name="P49" style:family="paragraph" style:parent-style-name="Text_20_body">
      <style:paragraph-properties fo:margin-top="0cm" fo:margin-bottom="0.102cm" loext:contextual-spacing="false"/>
    </style:style>
    <style:style style:name="P50" style:family="paragraph" style:parent-style-name="New_20_Chapter" style:master-page-name="First_20_Page">
      <style:paragraph-properties style:page-number="auto" fo:break-before="page"/>
      <style:text-properties fo:language="en" fo:country="U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Heading_20_1">
      <style:text-properties officeooo:paragraph-rsid="002950e3"/>
    </style:style>
    <style:style style:name="P55" style:family="paragraph" style:parent-style-name="Heading_20_1" style:master-page-name="">
      <style:paragraph-properties style:page-number="auto" fo:break-before="auto" fo:break-after="auto"/>
    </style:style>
    <style:style style:name="P56" style:family="paragraph" style:parent-style-name="Heading_20_1" style:master-page-name="Front_20_Matter">
      <style:paragraph-properties style:page-number="auto"/>
      <style:text-properties fo:language="en" fo:country="US"/>
    </style:style>
    <style:style style:name="P57" style:family="paragraph" style:parent-style-name="Heading_20_1" style:master-page-name="Standard">
      <style:paragraph-properties style:page-number="auto" fo:break-before="auto" fo:break-after="auto"/>
      <style:text-properties officeooo:rsid="004461a7" officeooo:paragraph-rsid="004461a7"/>
    </style:style>
    <style:style style:name="P58" style:family="paragraph" style:parent-style-name="Heading_20_2">
      <style:text-properties officeooo:paragraph-rsid="001ac92c"/>
    </style:style>
    <style:style style:name="P59" style:family="paragraph" style:parent-style-name="Heading_20_2">
      <style:text-properties officeooo:paragraph-rsid="004461a7"/>
    </style:style>
    <style:style style:name="P60" style:family="paragraph" style:parent-style-name="Heading_20_2">
      <style:text-properties officeooo:paragraph-rsid="001e69d4"/>
    </style:style>
    <style:style style:name="P61" style:family="paragraph" style:parent-style-name="Heading_20_2">
      <style:text-properties officeooo:paragraph-rsid="0058bacd"/>
    </style:style>
    <style:style style:name="P62" style:family="paragraph" style:parent-style-name="Heading_20_2">
      <style:paragraph-properties fo:margin-top="0.4cm" fo:margin-bottom="0.101cm" loext:contextual-spacing="false"/>
    </style:style>
    <style:style style:name="P63" style:family="paragraph" style:parent-style-name="Heading_20_Note">
      <style:text-properties officeooo:paragraph-rsid="00311522"/>
    </style:style>
    <style:style style:name="P64" style:family="paragraph" style:parent-style-name="Heading_20_Tip">
      <style:text-properties officeooo:paragraph-rsid="0034336f"/>
    </style:style>
    <style:style style:name="P65" style:family="paragraph" style:parent-style-name="Heading_20_Tip">
      <style:text-properties officeooo:rsid="0047e93d" officeooo:paragraph-rsid="0047e93d"/>
    </style:style>
    <style:style style:name="P66" style:family="paragraph" style:parent-style-name="Heading_20_Tip">
      <style:text-properties officeooo:rsid="004a614a" officeooo:paragraph-rsid="004a614a"/>
    </style:style>
    <style:style style:name="P67" style:family="paragraph" style:parent-style-name="Heading_20_Tip">
      <style:text-properties officeooo:paragraph-rsid="00311522"/>
    </style:style>
    <style:style style:name="P68" style:family="paragraph" style:parent-style-name="Heading_20_Tip" style:master-page-name="">
      <style:paragraph-properties fo:margin-top="0.101cm" fo:margin-bottom="0.131cm" loext:contextual-spacing="false" style:page-number="auto"/>
    </style:style>
    <style:style style:name="P69" style:family="paragraph" style:parent-style-name="List_20_1" style:list-style-name="List_20_1"/>
    <style:style style:name="P70" style:family="paragraph" style:parent-style-name="List_20_1" style:list-style-name="List_20_1">
      <style:text-properties officeooo:paragraph-rsid="003153fc"/>
    </style:style>
    <style:style style:name="P71" style:family="paragraph" style:parent-style-name="List_20_1" style:list-style-name="List_20_1">
      <style:text-properties officeooo:rsid="001e69d4" officeooo:paragraph-rsid="001e69d4"/>
    </style:style>
    <style:style style:name="P72" style:family="paragraph" style:parent-style-name="Numbering_20_1" style:list-style-name="Numbering_20_1"/>
    <style:style style:name="P73" style:family="paragraph" style:parent-style-name="Numbering_20_1" style:list-style-name="Numbering_20_1">
      <style:text-properties officeooo:paragraph-rsid="004ecf9a"/>
    </style:style>
    <style:style style:name="P74" style:family="paragraph" style:parent-style-name="Numbering_20_1" style:list-style-name="Numbering_20_1">
      <style:text-properties officeooo:paragraph-rsid="00083478"/>
    </style:style>
    <style:style style:name="P75" style:family="paragraph" style:parent-style-name="Numbering_20_1" style:list-style-name="Numbering_20_1">
      <style:text-properties officeooo:paragraph-rsid="00246bf6"/>
    </style:style>
    <style:style style:name="P76" style:family="paragraph" style:parent-style-name="Numbering_20_1" style:list-style-name="Numbering_20_1">
      <style:text-properties officeooo:paragraph-rsid="002478f2"/>
    </style:style>
    <style:style style:name="P77" style:family="paragraph" style:parent-style-name="Numbering_20_1" style:list-style-name="Numbering_20_1">
      <style:text-properties officeooo:paragraph-rsid="002950e3"/>
    </style:style>
    <style:style style:name="P78" style:family="paragraph" style:parent-style-name="Numbering_20_1" style:list-style-name="Numbering_20_1">
      <style:text-properties officeooo:paragraph-rsid="003bcaf4"/>
    </style:style>
    <style:style style:name="P79" style:family="paragraph" style:parent-style-name="Numbering_20_1" style:list-style-name="Numbering_20_1">
      <style:text-properties officeooo:paragraph-rsid="002af4f0"/>
    </style:style>
    <style:style style:name="P80" style:family="paragraph" style:parent-style-name="Numbering_20_1" style:list-style-name="Numbering_20_1">
      <style:text-properties officeooo:paragraph-rsid="00311522"/>
    </style:style>
    <style:style style:name="P81" style:family="paragraph" style:parent-style-name="Numbering_20_1">
      <style:text-properties officeooo:paragraph-rsid="0034336f"/>
    </style:style>
    <style:style style:name="P82" style:family="paragraph" style:parent-style-name="Numbering_20_1">
      <style:text-properties officeooo:paragraph-rsid="00302c73"/>
    </style:style>
    <style:style style:name="P83" style:family="paragraph" style:parent-style-name="Numbering_20_1">
      <style:text-properties officeooo:paragraph-rsid="0008d610"/>
    </style:style>
    <style:style style:name="P84" style:family="paragraph" style:parent-style-name="Numbering_20_1">
      <style:text-properties officeooo:rsid="004ecf9a" officeooo:paragraph-rsid="004ecf9a"/>
    </style:style>
    <style:style style:name="P85" style:family="paragraph" style:parent-style-name="Numbering_20_1" style:list-style-name="Numbering_20_1">
      <style:paragraph-properties fo:margin-top="0cm" fo:margin-bottom="0.3cm" loext:contextual-spacing="false"/>
      <style:text-properties officeooo:paragraph-rsid="0045d519"/>
    </style:style>
    <style:style style:name="P86" style:family="paragraph" style:parent-style-name="Numbering_20_1" style:master-page-name="">
      <style:paragraph-properties style:page-number="auto" fo:keep-with-next="always" style:writing-mode="page"/>
    </style:style>
    <style:style style:name="P87" style:family="paragraph" style:parent-style-name="Text_20_body" style:list-style-name="Numbering_20_1">
      <style:text-properties officeooo:paragraph-rsid="003bcaf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1b8ada" style:font-size-asian="10pt" style:font-style-asian="italic" style:font-size-complex="10pt" style:font-style-complex="italic"/>
    </style:style>
    <style:style style:name="T6" style:family="text">
      <style:text-properties officeooo:rsid="00143638"/>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e720"/>
    </style:style>
    <style:style style:name="T11" style:family="text">
      <style:text-properties officeooo:rsid="00083478"/>
    </style:style>
    <style:style style:name="T12" style:family="text">
      <style:text-properties officeooo:rsid="0018d2c1"/>
    </style:style>
    <style:style style:name="T13" style:family="text">
      <style:text-properties officeooo:rsid="001ac92c"/>
    </style:style>
    <style:style style:name="T14" style:family="text">
      <style:text-properties style:font-name="Liberation Sans" fo:font-size="11pt" fo:font-style="italic" fo:background-color="transparent" loext:char-shading-value="0" style:font-size-asian="10.5pt" style:font-style-asian="italic" style:font-style-complex="italic"/>
    </style:style>
    <style:style style:name="T15" style:family="text">
      <style:text-properties style:font-name="Liberation Sans" fo:font-size="11pt" fo:font-style="italic" officeooo:rsid="001ac92c" fo:background-color="transparent" loext:char-shading-value="0" style:font-size-asian="10.5pt" style:font-style-asian="italic" style:font-style-complex="italic"/>
    </style:style>
    <style:style style:name="T16" style:family="text">
      <style:text-properties style:font-name="Liberation Sans" fo:font-size="11pt" officeooo:rsid="001ac92c" style:font-size-asian="10.5pt"/>
    </style:style>
    <style:style style:name="T17" style:family="text">
      <style:text-properties style:font-name="Liberation Sans" fo:font-size="11pt" officeooo:rsid="001c4291" style:font-size-asian="10.5pt"/>
    </style:style>
    <style:style style:name="T18" style:family="text">
      <style:text-properties style:font-name="Liberation Sans" fo:font-size="11pt" officeooo:rsid="001f0422" style:font-size-asian="10.5pt" style:font-weight-asian="normal" style:font-weight-complex="normal"/>
    </style:style>
    <style:style style:name="T19" style:family="text">
      <style:text-properties style:font-name="Liberation Sans" fo:font-size="11pt" officeooo:rsid="004461a7" style:font-size-asian="10.5pt" style:font-weight-asian="normal" style:font-weight-complex="normal"/>
    </style:style>
    <style:style style:name="T20" style:family="text">
      <style:text-properties style:font-name="Liberation Sans" fo:font-size="11pt" officeooo:rsid="0047e93d" style:font-size-asian="10.5pt" style:font-weight-asian="normal" style:font-weight-complex="normal"/>
    </style:style>
    <style:style style:name="T21" style:family="text">
      <style:text-properties style:font-name="Liberation Sans" fo:font-size="11pt" officeooo:rsid="00528c3a" style:font-size-asian="10.5pt" style:font-weight-asian="normal" style:font-weight-complex="normal"/>
    </style:style>
    <style:style style:name="T22" style:family="text">
      <style:text-properties style:font-name="Liberation Sans" fo:font-size="11pt" officeooo:rsid="00534fe1" style:font-size-asian="10.5pt" style:font-weight-asian="normal" style:font-weight-complex="normal"/>
    </style:style>
    <style:style style:name="T23" style:family="text">
      <style:text-properties style:font-name="Liberation Sans" fo:font-size="11pt" officeooo:rsid="00546ae5" style:font-size-asian="10.5pt" style:font-weight-asian="normal" style:font-weight-complex="normal"/>
    </style:style>
    <style:style style:name="T24" style:family="text">
      <style:text-properties style:font-name="Liberation Sans" fo:font-size="11pt" officeooo:rsid="001ff46a" style:font-size-asian="10.5pt"/>
    </style:style>
    <style:style style:name="T25" style:family="text">
      <style:text-properties style:font-name="Liberation Sans" fo:font-size="11pt" officeooo:rsid="0021372d" style:font-size-asian="10.5pt"/>
    </style:style>
    <style:style style:name="T26" style:family="text">
      <style:text-properties style:font-name="Liberation Sans" fo:font-size="11pt" officeooo:rsid="0022f351" style:font-size-asian="10.5pt"/>
    </style:style>
    <style:style style:name="T27" style:family="text">
      <style:text-properties style:font-name="Liberation Sans" fo:font-size="11pt" officeooo:rsid="0023f594" style:font-size-asian="10.5pt"/>
    </style:style>
    <style:style style:name="T28" style:family="text">
      <style:text-properties style:font-name="Liberation Sans" fo:font-size="11pt" officeooo:rsid="00246bf6" style:font-size-asian="10.5pt"/>
    </style:style>
    <style:style style:name="T29" style:family="text">
      <style:text-properties style:font-name="Liberation Sans" fo:font-size="11pt" officeooo:rsid="00250698" style:font-size-asian="10.5pt"/>
    </style:style>
    <style:style style:name="T30" style:family="text">
      <style:text-properties style:font-name="Liberation Sans" fo:font-size="11pt" officeooo:rsid="0026f7cd" style:font-size-asian="10.5pt"/>
    </style:style>
    <style:style style:name="T31" style:family="text">
      <style:text-properties style:font-name="Liberation Sans" fo:font-size="11pt" officeooo:rsid="00311522" style:font-size-asian="10.5pt"/>
    </style:style>
    <style:style style:name="T32" style:family="text">
      <style:text-properties style:font-name="Liberation Sans" fo:font-size="11pt" officeooo:rsid="003153fc" style:font-size-asian="10.5pt"/>
    </style:style>
    <style:style style:name="T33" style:family="text">
      <style:text-properties style:font-name="Liberation Sans" fo:font-size="11pt" officeooo:rsid="003295d7" style:font-size-asian="10.5pt"/>
    </style:style>
    <style:style style:name="T34" style:family="text">
      <style:text-properties style:font-name="Liberation Sans" fo:font-size="11pt" officeooo:rsid="00386087" style:font-size-asian="10.5pt"/>
    </style:style>
    <style:style style:name="T35" style:family="text">
      <style:text-properties style:font-name="Liberation Sans" fo:font-size="11pt" officeooo:rsid="003987ac" style:font-size-asian="10.5pt"/>
    </style:style>
    <style:style style:name="T36" style:family="text">
      <style:text-properties style:font-name="Liberation Sans" fo:font-size="11pt" officeooo:rsid="003d2782" style:font-size-asian="10.5pt"/>
    </style:style>
    <style:style style:name="T37" style:family="text">
      <style:text-properties style:font-name="Liberation Sans" fo:font-size="11pt" officeooo:rsid="0042c86c" style:font-size-asian="10.5pt"/>
    </style:style>
    <style:style style:name="T38" style:family="text">
      <style:text-properties style:font-name="Liberation Sans" fo:font-size="11pt" officeooo:rsid="004461a7" style:font-size-asian="10.5pt"/>
    </style:style>
    <style:style style:name="T39" style:family="text">
      <style:text-properties style:font-name="Liberation Sans" fo:font-size="11pt" officeooo:rsid="0047e93d" style:font-size-asian="10.5pt"/>
    </style:style>
    <style:style style:name="T40" style:family="text">
      <style:text-properties style:font-name="Liberation Sans" fo:font-size="11pt" officeooo:rsid="004a614a" style:font-size-asian="10.5pt"/>
    </style:style>
    <style:style style:name="T41" style:family="text">
      <style:text-properties style:font-name="Liberation Sans" fo:font-size="11pt" officeooo:rsid="004cb9f0" style:font-size-asian="10.5pt"/>
    </style:style>
    <style:style style:name="T42" style:family="text">
      <style:text-properties style:font-name="Liberation Sans" fo:font-size="11pt" officeooo:rsid="004dcb08" style:font-size-asian="10.5pt"/>
    </style:style>
    <style:style style:name="T43" style:family="text">
      <style:text-properties style:font-name="Liberation Sans" fo:font-size="11pt" officeooo:rsid="004ecf9a" style:font-size-asian="10.5pt"/>
    </style:style>
    <style:style style:name="T44" style:family="text">
      <style:text-properties style:font-name="Liberation Sans" fo:font-size="11pt" officeooo:rsid="00528c3a" style:font-size-asian="10.5pt"/>
    </style:style>
    <style:style style:name="T45" style:family="text">
      <style:text-properties style:font-name="Liberation Sans" fo:font-size="11pt" officeooo:rsid="00534fe1" style:font-size-asian="10.5pt"/>
    </style:style>
    <style:style style:name="T46" style:family="text">
      <style:text-properties style:font-name="Liberation Sans" fo:font-size="11pt" officeooo:rsid="00546ae5" style:font-size-asian="10.5pt"/>
    </style:style>
    <style:style style:name="T47" style:family="text">
      <style:text-properties style:font-name="Liberation Sans" fo:font-size="11pt" officeooo:rsid="0058bacd" style:font-size-asian="10.5pt"/>
    </style:style>
    <style:style style:name="T48" style:family="text">
      <style:text-properties officeooo:rsid="001b8ada"/>
    </style:style>
    <style:style style:name="T49" style:family="text">
      <style:text-properties officeooo:rsid="001c4291"/>
    </style:style>
    <style:style style:name="T50" style:family="text">
      <style:text-properties fo:font-weight="bold" style:font-weight-asian="bold" style:font-weight-complex="bold"/>
    </style:style>
    <style:style style:name="T51" style:family="text">
      <style:text-properties fo:font-style="italic" style:font-style-asian="italic" style:font-style-complex="italic"/>
    </style:style>
    <style:style style:name="T52" style:family="text">
      <style:text-properties officeooo:rsid="001ccc70"/>
    </style:style>
    <style:style style:name="T53" style:family="text">
      <style:text-properties style:font-name="Liberation Sans2" fo:font-size="11pt" fo:font-weight="bold" officeooo:rsid="001ccc70" style:font-size-asian="10.5pt" style:font-weight-asian="bold" style:font-weight-complex="bold"/>
    </style:style>
    <style:style style:name="T54" style:family="text">
      <style:text-properties style:font-name="Liberation Sans2" fo:font-size="11pt" fo:font-weight="bold" officeooo:rsid="00386087" style:font-size-asian="10.5pt" style:font-weight-asian="bold" style:font-weight-complex="bold"/>
    </style:style>
    <style:style style:name="T55" style:family="text">
      <style:text-properties style:font-name="Liberation Sans2" fo:font-size="11pt" fo:font-weight="bold" officeooo:rsid="0047e93d" style:font-size-asian="10.5pt" style:font-weight-asian="bold" style:font-weight-complex="bold"/>
    </style:style>
    <style:style style:name="T56" style:family="text">
      <style:text-properties style:font-name="Liberation Sans2" fo:font-size="11pt" fo:font-weight="bold" officeooo:rsid="004ecf9a" style:font-size-asian="10.5pt" style:font-weight-asian="bold" style:font-weight-complex="bold"/>
    </style:style>
    <style:style style:name="T57" style:family="text">
      <style:text-properties officeooo:rsid="001e69d4"/>
    </style:style>
    <style:style style:name="T58" style:family="text">
      <style:text-properties officeooo:rsid="001f0422"/>
    </style:style>
    <style:style style:name="T59" style:family="text">
      <style:text-properties officeooo:rsid="001ff46a"/>
    </style:style>
    <style:style style:name="T60" style:family="text">
      <style:text-properties officeooo:rsid="0021372d"/>
    </style:style>
    <style:style style:name="T61" style:family="text">
      <style:text-properties officeooo:rsid="0022f351"/>
    </style:style>
    <style:style style:name="T62" style:family="text">
      <style:text-properties officeooo:rsid="0023f594"/>
    </style:style>
    <style:style style:name="T63" style:family="text">
      <style:text-properties officeooo:rsid="00246bf6"/>
    </style:style>
    <style:style style:name="T64" style:family="text">
      <style:text-properties officeooo:rsid="002478f2"/>
    </style:style>
    <style:style style:name="T65" style:family="text">
      <style:text-properties officeooo:rsid="00250698"/>
    </style:style>
    <style:style style:name="T66" style:family="text">
      <style:text-properties fo:color="#18a303" style:font-name="Liberation Sans2" fo:font-size="16pt" fo:font-weight="bold" officeooo:rsid="00250698" style:font-size-asian="12.0500001907349pt" style:font-weight-asian="bold" style:font-size-complex="13.8000001907349pt" style:font-weight-complex="bold"/>
    </style:style>
    <style:style style:name="T67" style:family="text">
      <style:text-properties fo:color="#18a303" style:font-name="Liberation Sans2" fo:font-size="14pt" fo:font-style="normal" fo:font-weight="bold" officeooo:rsid="003153fc" style:font-size-asian="10.5pt" style:font-style-asian="italic" style:font-weight-asian="normal" style:font-size-complex="14pt" style:font-style-complex="italic" style:font-weight-complex="normal"/>
    </style:style>
    <style:style style:name="T68" style:family="text">
      <style:text-properties fo:font-weight="normal" style:font-weight-asian="normal" style:font-weight-complex="normal"/>
    </style:style>
    <style:style style:name="T69" style:family="text">
      <style:text-properties fo:font-weight="normal" officeooo:rsid="00250698" style:font-weight-asian="normal" style:font-weight-complex="normal"/>
    </style:style>
    <style:style style:name="T70" style:family="text">
      <style:text-properties officeooo:rsid="0026f7cd"/>
    </style:style>
    <style:style style:name="T71" style:family="text">
      <style:text-properties officeooo:rsid="00278c59"/>
    </style:style>
    <style:style style:name="T72" style:family="text">
      <style:text-properties officeooo:rsid="002950e3"/>
    </style:style>
    <style:style style:name="T73" style:family="text">
      <style:text-properties officeooo:rsid="002af4f0"/>
    </style:style>
    <style:style style:name="T74" style:family="text">
      <style:text-properties officeooo:rsid="002c6c0e"/>
    </style:style>
    <style:style style:name="T75" style:family="text">
      <style:text-properties officeooo:rsid="002e44dd"/>
    </style:style>
    <style:style style:name="T76" style:family="text">
      <style:text-properties fo:font-size="11pt" officeooo:rsid="002e44dd"/>
    </style:style>
    <style:style style:name="T77" style:family="text">
      <style:text-properties fo:font-size="11pt" officeooo:rsid="00311522"/>
    </style:style>
    <style:style style:name="T78" style:family="text">
      <style:text-properties fo:font-size="11pt" officeooo:rsid="004ecf9a"/>
    </style:style>
    <style:style style:name="T79" style:family="text">
      <style:text-properties officeooo:rsid="00311522"/>
    </style:style>
    <style:style style:name="T80" style:family="text">
      <style:text-properties officeooo:rsid="003153fc"/>
    </style:style>
    <style:style style:name="T81" style:family="text">
      <style:text-properties officeooo:rsid="003295d7"/>
    </style:style>
    <style:style style:name="T82" style:family="text">
      <style:text-properties officeooo:rsid="0035be65"/>
    </style:style>
    <style:style style:name="T83" style:family="text">
      <style:text-properties officeooo:rsid="00367cea"/>
    </style:style>
    <style:style style:name="T84" style:family="text">
      <style:text-properties officeooo:rsid="00386087"/>
    </style:style>
    <style:style style:name="T85" style:family="text">
      <style:text-properties officeooo:rsid="003987ac"/>
    </style:style>
    <style:style style:name="T86" style:family="text">
      <style:text-properties officeooo:rsid="003b79cb"/>
    </style:style>
    <style:style style:name="T87" style:family="text">
      <style:text-properties officeooo:rsid="003b9cfa"/>
    </style:style>
    <style:style style:name="T88" style:family="text">
      <style:text-properties officeooo:rsid="003ee908"/>
    </style:style>
    <style:style style:name="T89" style:family="text">
      <style:text-properties officeooo:rsid="004461a7"/>
    </style:style>
    <style:style style:name="T90" style:family="text">
      <style:text-properties officeooo:rsid="0047bfe3"/>
    </style:style>
    <style:style style:name="T91" style:family="text">
      <style:text-properties officeooo:rsid="0047e93d"/>
    </style:style>
    <style:style style:name="T92" style:family="text">
      <style:text-properties officeooo:rsid="004a614a"/>
    </style:style>
    <style:style style:name="T93" style:family="text">
      <style:text-properties officeooo:rsid="004cb9f0"/>
    </style:style>
    <style:style style:name="T94" style:family="text">
      <style:text-properties officeooo:rsid="004dcb08"/>
    </style:style>
    <style:style style:name="T95" style:family="text">
      <style:text-properties officeooo:rsid="004ecf9a"/>
    </style:style>
    <style:style style:name="T96" style:family="text">
      <style:text-properties officeooo:rsid="0050df93"/>
    </style:style>
    <style:style style:name="T97" style:family="text">
      <style:text-properties officeooo:rsid="00528c3a"/>
    </style:style>
    <style:style style:name="T98" style:family="text">
      <style:text-properties officeooo:rsid="00534fe1"/>
    </style:style>
    <style:style style:name="T99" style:family="text">
      <style:text-properties officeooo:rsid="00546ae5"/>
    </style:style>
    <style:style style:name="T100" style:family="text">
      <style:text-properties officeooo:rsid="0058bacd"/>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723cm, 2.15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095291046304" text:id="ct3095291046304">
          <text:insertion>
            <office:change-info>
              <dc:creator>Steve Fanning</dc:creator>
              <dc:date>2020-01-20T16:43:17</dc:date>
            </office:change-info>
          </text:insertion>
        </text:changed-region>
        <text:changed-region xml:id="ct3095291054704" text:id="ct3095291054704">
          <text:insertion>
            <office:change-info>
              <dc:creator>Steve Fanning</dc:creator>
              <dc:date>2020-01-20T16:56:00</dc:date>
            </office:change-info>
          </text:insertion>
        </text:changed-region>
        <text:changed-region xml:id="ct3095291047984" text:id="ct3095291047984">
          <text:insertion>
            <office:change-info>
              <dc:creator>Steve Fanning</dc:creator>
              <dc:date>2020-01-20T16:59:26</dc:date>
            </office:change-info>
          </text:insertion>
        </text:changed-region>
        <text:changed-region xml:id="ct3095291048944" text:id="ct3095291048944">
          <text:insertion>
            <office:change-info>
              <dc:creator>Steve Fanning</dc:creator>
              <dc:date>2020-01-20T17:00:16</dc:date>
            </office:change-info>
          </text:insertion>
        </text:changed-region>
        <text:changed-region xml:id="ct3095291057584" text:id="ct3095291057584">
          <text:insertion>
            <office:change-info>
              <dc:creator>Steve Fanning</dc:creator>
              <dc:date>2020-01-20T17:03: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13"><draw:frame draw:style-name="fr19"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29">Kapitola 3<text:line-break/>Používáme styly a šablony</text:p>
      <text:p text:style-name="P30">Používáme <text:span text:style-name="T13">k</text:span>onzistentní <text:span text:style-name="T13">f</text:span>ormátování v <text:span text:style-name="T13">n</text:span>ašich <text:span text:style-name="T13">d</text:span>okumentech</text:p>
      <text:section text:style-name="Sect1" text:name="GS6003S1" text:condition="ooow:book eq 1" text:display="condition">
        <text:h text:style-name="P56" text:outline-level="1"><text:bookmark-start text:name="__RefHeading___Toc2681_1735497366"/>Autorská práva<text:bookmark-end text:name="__RefHeading___Toc2681_1735497366"/></text:h>
        <text:p text:style-name="Text_20_body">Tento dokument je duševním vlastnictvím skupiny LibreOffice Documentation Team, Copyright ©  20<text:span text:style-name="T13">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ato <text:span text:style-name="T16">kapitola</text:span> byla vytvořena úpravami a aktualizacemi knihy Začínáme s <text:span text:style-name="T14">L</text:span><text:span text:style-name="T15">ibreOffice 6.0</text:span>.</text:p>
        <text:h text:style-name="Heading_20_3" text:outline-level="3"><text:bookmark-start text:name="__RefHeading___Toc1847_1473846649"/>Pro <text:span text:style-name="T6">t</text:span>oto <text:span text:style-name="T6">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18">Jean Hollis Weber</text:p>
            </table:table-cell>
            <table:table-cell table:style-name="Table1.A1" office:value-type="string">
              <text:p text:style-name="P19">Steve Fanning</text:p>
            </table:table-cell>
            <table:table-cell table:style-name="Table1.A1" office:value-type="string">
              <text:p text:style-name="P20">Kees Kriek</text:p>
            </table:table-cell>
          </table:table-row>
        </table:table>
        <text:h text:style-name="Heading_20_3" text:outline-level="3"><text:bookmark-start text:name="__RefHeading___Toc7987_715966708"/>Pro <text:span text:style-name="T6">p</text:span>ředchozí <text:span text:style-name="T6">v</text:span>ydání<text:bookmark-end text:name="__RefHeading___Toc7987_715966708"/></text:h>
        <table:table table:name="Table2" table:style-name="Table2">
          <table:table-column table:style-name="Table2.A"/>
          <table:table-column table:style-name="Table2.B"/>
          <table:table-column table:style-name="Table2.C"/>
          <table:table-row>
            <table:table-cell table:style-name="Table2.A1" office:value-type="string">
              <text:p text:style-name="P17">Paul Figueiredo</text:p>
            </table:table-cell>
            <table:table-cell table:style-name="Table2.A1" office:value-type="string">
              <text:p text:style-name="P17">Olivier Hallot</text:p>
            </table:table-cell>
            <table:table-cell table:style-name="Table2.A1" office:value-type="string">
              <text:p text:style-name="P17">Dave Barton</text:p>
            </table:table-cell>
          </table:table-row>
        </table:table>
        <text:h text:style-name="P58" text:outline-level="2"><text:bookmark-start text:name="__RefHeading___Toc7989_715966708"/>Zpětná vazba<text:bookmark-end text:name="__RefHeading___Toc7989_715966708"/></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2985765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Anglický originál byl vydán v <text:date style:data-style-name="N34" text:date-value="2020-02-01T08:56:40.533999712">únoru</text:date><text:s/><text:date style:data-style-name="N107" text:date-value="2020-02-01T08:56:40.533999712">2020</text:date>. Kniha je určena pro LibreOffice 6.<text:span text:style-name="T13">4</text:span>.</text:p>
        <text:h text:style-name="Heading_20_2" text:outline-level="2"><text:bookmark-start text:name="__RefHeading__10532_462712302"/>Poznámka pro uživatele systému <text:span text:style-name="T12">m</text:span>ac<text:span text:style-name="T12">OS</text:span><text:bookmark-end text:name="__RefHeading__10532_462712302"/></text:h>
        <text:p text:style-name="Text_20_body">Některé klávesové zkratky a položky nabídek jsou v systému <text:span text:style-name="T12">m</text:span>ac<text:span text:style-name="T12">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Ekvivalent pro mac<text:span text:style-name="T12">OS</text:span></text:p>
            </table:table-cell>
            <table:table-cell table:style-name="Table12.A1" office:value-type="string">
              <text:p text:style-name="Table_20_Heading">Výsledek</text:p>
            </table:table-cell>
          </table:table-row>
          <table:table-row table:style-name="Table12.1">
            <table:table-cell table:style-name="Table12.A2" office:value-type="string">
              <text:p text:style-name="Table_20_Contents">Nabídka <text:span text:style-name="Strong_20_Emphasis">Nástroje &gt; Možnosti</text:span></text:p>
            </table:table-cell>
            <table:table-cell table:style-name="Table12.B2" office:value-type="string">
              <text:p text:style-name="Table_20_Contents"><text:span text:style-name="Strong_20_Emphasis">LibreOffice &gt; Předvolby</text:span></text:p>
            </table:table-cell>
            <table:table-cell table:style-name="Table12.B2" office:value-type="string">
              <text:p text:style-name="Table_20_Contents">Otevřou se možnosti nastavení</text:p>
            </table:table-cell>
          </table:table-row>
          <table:table-row table:style-name="Table12.1">
            <table:table-cell table:style-name="Table12.A2" office:value-type="string">
              <text:p text:style-name="Table_20_Contents">Kliknutí pravým tlačítkem</text:p>
            </table:table-cell>
            <table:table-cell table:style-name="Table12.A2" office:value-type="string">
              <text:p text:style-name="Table_20_Contents">Control + klepnutí nebo klepnutí pravým tlačítkem v závislosti na nastavení počítače</text:p>
            </table:table-cell>
            <table:table-cell table:style-name="Table12.B2" office:value-type="string">
              <text:p text:style-name="Table_20_Contents">Otevře se místní nabídka</text:p>
            </table:table-cell>
          </table:table-row>
          <table:table-row table:style-name="Table12.1">
            <table:table-cell table:style-name="Table12.A2" office:value-type="string">
              <text:p text:style-name="Table_20_Contents"><text:span text:style-name="Keystroke">Ctrl (Control)</text:span></text:p>
            </table:table-cell>
            <table:table-cell table:style-name="Table12.A2" office:value-type="string">
              <text:p text:style-name="Table_20_Contents"><text:span text:style-name="Keystroke">⌘ (Command)</text:span></text:p>
            </table:table-cell>
            <table:table-cell table:style-name="Table12.A2" office:value-type="string">
              <text:p text:style-name="Table_20_Contents">Používá se také s dalšími klávesami</text:p>
            </table:table-cell>
          </table:table-row>
          <table:table-row table:style-name="Table12.1">
            <table:table-cell table:style-name="Table12.A2" office:value-type="string">
              <text:p text:style-name="Table_20_Contents"><text:span text:style-name="Keystroke">F5</text:span></text:p>
            </table:table-cell>
            <table:table-cell table:style-name="Table12.A2" office:value-type="string">
              <text:p text:style-name="Table_20_Contents"><text:span text:style-name="Keystroke">Shift + ⌘ + F5</text:span></text:p>
            </table:table-cell>
            <table:table-cell table:style-name="Table12.A2" office:value-type="string">
              <text:p text:style-name="Table_20_Contents">Otevře se Navigátor</text:p>
            </table:table-cell>
          </table:table-row>
          <table:table-row table:style-name="Table12.1">
            <table:table-cell table:style-name="Table12.A2" office:value-type="string">
              <text:p text:style-name="Table_20_Contents"><text:span text:style-name="Keystroke">F11</text:span></text:p>
            </table:table-cell>
            <table:table-cell table:style-name="Table12.A2" office:value-type="string">
              <text:p text:style-name="Table_20_Contents"><text:span text:style-name="Keystroke">⌘ + T</text:span></text:p>
            </table:table-cell>
            <table:table-cell table:style-name="Table12.A2" office:value-type="string">
              <text:p text:style-name="Table_20_Contents">Otevře <text:span text:style-name="T12">postranní lištu </text:span>Styly<text:span text:style-name="T12"/></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5"><text:a xlink:type="simple" xlink:href="#__RefHeading___Toc2681_1735497366" text:style-name="Index_20_Link" text:visited-style-name="Index_20_Link">Autorská práva<text:tab/>2</text:a></text:p>
            <text:p text:style-name="P36"><text:a xlink:type="simple" xlink:href="#__RefHeading__5638_15665686441" text:style-name="Index_20_Link" text:visited-style-name="Index_20_Link">Přispěvatelé<text:tab/>2</text:a></text:p>
            <text:p text:style-name="P37"><text:a xlink:type="simple" xlink:href="#__RefHeading___Toc1847_1473846649" text:style-name="Index_20_Link" text:visited-style-name="Index_20_Link">Pro toto vydání<text:tab/>2</text:a></text:p>
            <text:p text:style-name="P37"><text:a xlink:type="simple" xlink:href="#__RefHeading___Toc7987_715966708" text:style-name="Index_20_Link" text:visited-style-name="Index_20_Link">Pro předchozí vydání<text:tab/>2</text:a></text:p>
            <text:p text:style-name="P36"><text:a xlink:type="simple" xlink:href="#__RefHeading___Toc7989_715966708" text:style-name="Index_20_Link" text:visited-style-name="Index_20_Link">Zpětná vazba<text:tab/>2</text:a></text:p>
            <text:p text:style-name="P36"><text:a xlink:type="simple" xlink:href="#__RefHeading__5644_15665686441" text:style-name="Index_20_Link" text:visited-style-name="Index_20_Link">Datum vydání a verze programu<text:tab/>2</text:a></text:p>
            <text:p text:style-name="P36"><text:a xlink:type="simple" xlink:href="#__RefHeading__10532_462712302" text:style-name="Index_20_Link" text:visited-style-name="Index_20_Link">Poznámka pro uživatele systému macOS<text:tab/>2</text:a></text:p>
            <text:p text:style-name="P35"><text:a xlink:type="simple" xlink:href="#__RefHeading___Toc154790_2332601062" text:style-name="Index_20_Link" text:visited-style-name="Index_20_Link">Úvod<text:tab/>5</text:a></text:p>
            <text:p text:style-name="P36"><text:a xlink:type="simple" xlink:href="#__RefHeading___Toc154792_2332601062" text:style-name="Index_20_Link" text:visited-style-name="Index_20_Link">Doporučuje se používat styly<text:tab/>5</text:a></text:p>
            <text:p text:style-name="P35"><text:a xlink:type="simple" xlink:href="#__RefHeading__165509_78047062311111" text:style-name="Index_20_Link" text:visited-style-name="Index_20_Link">Co jsou styly?<text:tab/>5</text:a></text:p>
            <text:p text:style-name="P36"><text:a xlink:type="simple" xlink:href="#__RefHeading___Toc9326_2332601062" text:style-name="Index_20_Link" text:visited-style-name="Index_20_Link">Druhy stylů v LibreOffice<text:tab/>6</text:a></text:p>
            <text:p text:style-name="P35"><text:a xlink:type="simple" xlink:href="#__RefHeading__165511_780470623" text:style-name="Index_20_Link" text:visited-style-name="Index_20_Link">Použití stylů<text:tab/>6</text:a></text:p>
            <text:p text:style-name="P36"><text:a xlink:type="simple" xlink:href="#__RefHeading__165513_780470623" text:style-name="Index_20_Link" text:visited-style-name="Index_20_Link">Karta styly na postranní liště<text:tab/>7</text:a></text:p>
            <text:p text:style-name="P36"><text:a xlink:type="simple" xlink:href="#__RefHeading__165515_780470623" text:style-name="Index_20_Link" text:visited-style-name="Index_20_Link">Režim vyplňování formátu<text:tab/>7</text:a></text:p>
            <text:p text:style-name="P36"><text:a xlink:type="simple" xlink:href="#__RefHeading___Toc9328_2332601062" text:style-name="Index_20_Link" text:visited-style-name="Index_20_Link">Nabídka stylů (Writer a Calc)<text:tab/>8</text:a></text:p>
            <text:p text:style-name="P36"><text:a xlink:type="simple" xlink:href="#__RefHeading__165517_780470623" text:style-name="Index_20_Link" text:visited-style-name="Index_20_Link">Seznam Nastavit styl odstavce (Writer) a seznam Použít styl (Calc)<text:tab/>8</text:a></text:p>
            <text:p text:style-name="P36"><text:a xlink:type="simple" xlink:href="#__RefHeading__165519_780470623" text:style-name="Index_20_Link" text:visited-style-name="Index_20_Link">K</text:a><text:a xlink:type="simple" xlink:href="#__RefHeading__165519_780470623" text:style-name="Index_20_Link" text:visited-style-name="Index_20_Link">lávesové zkratky<text:tab/>9</text:a></text:p>
            <text:p text:style-name="P35"><text:a xlink:type="simple" xlink:href="#__RefHeading__165521_780470623" text:style-name="Index_20_Link" text:visited-style-name="Index_20_Link">Vytváření a úprava stylů<text:tab/>9</text:a></text:p>
            <text:p text:style-name="P36"><text:a xlink:type="simple" xlink:href="#__RefHeading__165523_780470623" text:style-name="Index_20_Link" text:visited-style-name="Index_20_Link">Změna stylu pomocí postranní lišty Styly<text:tab/>9</text:a></text:p>
            <text:p text:style-name="P36"><text:a xlink:type="simple" xlink:href="#__RefHeading__165525_780470623" text:style-name="Index_20_Link" text:visited-style-name="Index_20_Link">Aktualizace stylu z výběru<text:tab/>9</text:a></text:p>
            <text:p text:style-name="P36"><text:a xlink:type="simple" xlink:href="#__RefHeading__165527_780470623" text:style-name="Index_20_Link" text:visited-style-name="Index_20_Link">Použití automatické aktualizace (Writer)<text:tab/>10</text:a></text:p>
            <text:p text:style-name="P35"><text:a xlink:type="simple" xlink:href="#__RefHeading__165531_780470623" text:style-name="Index_20_Link" text:visited-style-name="Index_20_Link">Vytvoření nových (vlastních) stylů<text:tab/>10</text:a></text:p>
            <text:p text:style-name="P36"><text:a xlink:type="simple" xlink:href="#__RefHeading__165533_780470623" text:style-name="Index_20_Link" text:visited-style-name="Index_20_Link">Vytvoření nového stylu pomocí dialogového okna Styl<text:tab/>11</text:a></text:p>
            <text:p text:style-name="P36"><text:a xlink:type="simple" xlink:href="#__RefHeading__165535_780470623" text:style-name="Index_20_Link" text:visited-style-name="Index_20_Link">Vytvoření nového stylu z výběru<text:tab/>11</text:a></text:p>
            <text:p text:style-name="P36"><text:a xlink:type="simple" xlink:href="#__RefHeading__165537_780470623" text:style-name="Index_20_Link" text:visited-style-name="Index_20_Link">Vytvoření stylu přetažením<text:tab/>11</text:a></text:p>
            <text:p text:style-name="P36"><text:a xlink:type="simple" xlink:href="#__RefHeading___Toc2687_1735497366" text:style-name="Index_20_Link" text:visited-style-name="Index_20_Link">Přidání stylů tabulky ve Writeru<text:tab/>12</text:a></text:p>
            <text:p text:style-name="P35"><text:a xlink:type="simple" xlink:href="#__RefHeading__6250_424592115" text:style-name="Index_20_Link" text:visited-style-name="Index_20_Link">Kopírování stylů ze šablony nebo dokumentu (Writer)<text:tab/>12</text:a></text:p>
            <text:p text:style-name="P35"><text:a xlink:type="simple" xlink:href="#__RefHeading__165543_780470623" text:style-name="Index_20_Link" text:visited-style-name="Index_20_Link">Mazání stylů<text:tab/>13</text:a></text:p>
            <text:p text:style-name="P35"><text:a xlink:type="simple" xlink:href="#__RefHeading___Toc3371_1116602817" text:style-name="Index_20_Link" text:visited-style-name="Index_20_Link">Co jsou šablona? Proč je používáme?<text:tab/>13</text:a></text:p>
            <text:p text:style-name="P35"><text:a xlink:type="simple" xlink:href="#__RefHeading__165545_780470623" text:style-name="Index_20_Link" text:visited-style-name="Index_20_Link">Vytvoření dokumentu ze šablony<text:tab/>14</text:a></text:p>
            <text:p text:style-name="P35"><text:a xlink:type="simple" xlink:href="#__RefHeading__165547_780470623" text:style-name="Index_20_Link" text:visited-style-name="Index_20_Link">Vytvoření šablony<text:tab/>15</text:a></text:p>
            <text:p text:style-name="P36"><text:a xlink:type="simple" xlink:href="#__RefHeading__165549_780470623" text:style-name="Index_20_Link" text:visited-style-name="Index_20_Link">Vytvoření šablony z dokumentu<text:tab/>15</text:a></text:p>
            <text:p text:style-name="P36"><text:a xlink:type="simple" xlink:href="#__RefHeading__165551_780470623" text:style-name="Index_20_Link" text:visited-style-name="Index_20_Link">Vytváření šablony pomocí průvodce<text:tab/>16</text:a></text:p>
            <text:p text:style-name="P35"><text:a xlink:type="simple" xlink:href="#__RefHeading__165553_780470623" text:style-name="Index_20_Link" text:visited-style-name="Index_20_Link">Úprava šablony<text:tab/>16</text:a></text:p>
            <text:p text:style-name="P36"><text:a xlink:type="simple" xlink:href="#__RefHeading__39375263" text:style-name="Index_20_Link" text:visited-style-name="Index_20_Link">Aktualizace dokumentu ze změněné šablony<text:tab/>17</text:a></text:p>
            <text:p text:style-name="P35"><text:a xlink:type="simple" xlink:href="#__RefHeading__40102586" text:style-name="Index_20_Link" text:visited-style-name="Index_20_Link">Přidávání šablon získaných z jiných zdrojů<text:tab/>17</text:a></text:p>
            <text:p text:style-name="P36"><text:a xlink:type="simple" xlink:href="#__RefHeading__77599_886442828" text:style-name="Index_20_Link" text:visited-style-name="Index_20_Link">Instalace jednotlivých šablon<text:tab/>17</text:a></text:p>
            <text:p text:style-name="P36"><text:a xlink:type="simple" xlink:href="#__RefHeading__77601_886442828" text:style-name="Index_20_Link" text:visited-style-name="Index_20_Link">Instalace více šablon<text:tab/>18</text:a></text:p>
            <text:p text:style-name="P35"><text:a xlink:type="simple" xlink:href="#__RefHeading__7025_1080284074" text:style-name="Index_20_Link" text:visited-style-name="Index_20_Link">Nastavení výchozí šablony<text:tab/>18</text:a></text:p>
            <text:p text:style-name="P36"><text:a xlink:type="simple" xlink:href="#__RefHeading__165557_780470623" text:style-name="Index_20_Link" text:visited-style-name="Index_20_Link">Nastavení vlastní šablony jako výchozí<text:tab/>18</text:a></text:p>
            <text:p text:style-name="P36"><text:soft-page-break/><text:a xlink:type="simple" xlink:href="#__RefHeading__165559_780470623" text:style-name="Index_20_Link" text:visited-style-name="Index_20_Link">Obnovení výchozí šablony<text:tab/>18</text:a></text:p>
            <text:p text:style-name="P35"><text:a xlink:type="simple" xlink:href="#__RefHeading__165563_780470623" text:style-name="Index_20_Link" text:visited-style-name="Index_20_Link">Správa šablon<text:tab/>19</text:a></text:p>
            <text:p text:style-name="P36"><text:a xlink:type="simple" xlink:href="#__RefHeading__27761_1681342437" text:style-name="Index_20_Link" text:visited-style-name="Index_20_Link">Vytvoření kategorie šablon<text:tab/>19</text:a></text:p>
            <text:p text:style-name="P36"><text:a xlink:type="simple" xlink:href="#__RefHeading__27763_1681342437" text:style-name="Index_20_Link" text:visited-style-name="Index_20_Link">Smazání kategorie šablon<text:tab/>20</text:a></text:p>
            <text:p text:style-name="P36"><text:a xlink:type="simple" xlink:href="#__RefHeading__27765_1681342437" text:style-name="Index_20_Link" text:visited-style-name="Index_20_Link">Přesun šablony<text:tab/>20</text:a></text:p>
            <text:p text:style-name="P36"><text:a xlink:type="simple" xlink:href="#__RefHeading__165571_780470623" text:style-name="Index_20_Link" text:visited-style-name="Index_20_Link">Přejmenování šablony<text:tab/>20</text:a></text:p>
            <text:p text:style-name="P36"><text:a xlink:type="simple" xlink:href="#__RefHeading___Toc6989_668474372" text:style-name="Index_20_Link" text:visited-style-name="Index_20_Link">Smazání šablony<text:tab/>20</text:a></text:p>
            <text:p text:style-name="P36"><text:a xlink:type="simple" xlink:href="#__RefHeading__165575_780470623" text:style-name="Index_20_Link" text:visited-style-name="Index_20_Link">Exportování šablony<text:tab/>21</text:a></text:p>
            <text:p text:style-name="P35"><text:a xlink:type="simple" xlink:href="#__RefHeading__165577_780470623" text:style-name="Index_20_Link" text:visited-style-name="Index_20_Link">Příklady použití stylů<text:tab/>21</text:a></text:p>
            <text:p text:style-name="P36"><text:a xlink:type="simple" xlink:href="#__RefHeading__165579_780470623" text:style-name="Index_20_Link" text:visited-style-name="Index_20_Link">Odlišná první stránka dokumentu<text:tab/>21</text:a></text:p>
            <text:p text:style-name="P36"><text:a xlink:type="simple" xlink:href="#__RefHeading__165581_780470623" text:style-name="Index_20_Link" text:visited-style-name="Index_20_Link">Rozdělení dokumentu na kapitoly<text:tab/>21</text:a></text:p>
            <text:p text:style-name="P36"><text:a xlink:type="simple" xlink:href="#__RefHeading__165583_780470623" text:style-name="Index_20_Link" text:visited-style-name="Index_20_Link">Změnou orientace stránek v dokumentu<text:tab/>22</text:a></text:p>
            <text:p text:style-name="P36"><text:a xlink:type="simple" xlink:href="#__RefHeading__165587_780470623" text:style-name="Index_20_Link" text:visited-style-name="Index_20_Link">Nastavení automatického zalomení stránek<text:tab/>22</text:a></text:p>
            <text:p text:style-name="P36"><text:a xlink:type="simple" xlink:href="#__RefHeading__165589_780470623" text:style-name="Index_20_Link" text:visited-style-name="Index_20_Link">Automatické vytvoření obsahu<text:tab/>22</text:a></text:p>
            <text:p text:style-name="P36"><text:a xlink:type="simple" xlink:href="#__RefHeading__165591_780470623" text:style-name="Index_20_Link" text:visited-style-name="Index_20_Link">Definování posloupnosti stylů odstavce<text:tab/>22</text:a></text:p>
          </text:index-body>
        </text:table-of-content>
        <text:p text:style-name="Page_20_Break"/>
      </text:section>
      <text:h text:style-name="P57" text:outline-level="1"><text:bookmark-start text:name="__RefHeading___Toc154790_2332601062"/>Úvod<text:bookmark-end text:name="__RefHeading___Toc154790_2332601062"/></text:h>
      <text:p text:style-name="P11">Existují dvě základní cesty jak formátovat text <text:span text:style-name="T89">a další prvky</text:span>. Pochopení těchto dvou možností je základem pro  plné využívání LibreOffice:</text:p>
      <text:p text:style-name="P46">Přímé (nebo <text:span text:style-name="T89">m</text:span>anuální) formátování</text:p>
      <text:p text:style-name="P47">Použijeme formátování přímo na konkrétní odstavce, znaky, stránky, rámce, seznamy, tabulky, <text:span text:style-name="T89">buňky a další prvky</text:span>. Například si můžeme vybrat slovo, potom klepnout na tlačítko na nástrojovou lištu Formátování a naformátujeme písmo na tučné nebo kurzívu.</text:p>
      <text:p text:style-name="P46">Styly</text:p>
      <text:p text:style-name="P47">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59" text:outline-level="2"><text:bookmark-start text:name="__RefHeading___Toc154792_2332601062"/>Doporučuje se používat styly<text:bookmark-end text:name="__RefHeading___Toc154792_2332601062"/></text:h>
      <text:p text:style-name="P11"><text:span text:style-name="T38">LibreOffice</text:span><text:span text:style-name="T89"> je navržen jako program založený na stylech. To znamená, že některé věci mohou fungovat odlišně než v jiných programech, které používáme. Vyžaduje to trochu plánování, ale čas strávený při plánování může v budoucnu ušetřit čas a frustraci.</text:span></text:p>
      <text:p text:style-name="P11">Pomocí stylu se v jeden okamžik použije celé sada možností formátování a díky tomu lze formátování dokumentu jednoduše udržovat konzistentní. S minimálním úsilím pak zvládneme formátování celého dokumentu změnit. LibreOffice používá styly v mnoha procesech, i když o tom ani nemusíme vědět. Například Writer pomocí stylů nadpisů (nebo jiných uživatelem urč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T48">S</text:span>tyl <text:span text:style-name="T32">je</text:span> sada formátů, kterou je možné použít na vybrané <text:span text:style-name="T89">prvky, jako jsou </text:span>stránky, text, rámce, <text:span text:style-name="T49">buňky, </text:span>a další prvky v dokumentu<text:span text:style-name="T17"/>, když chceme rychle <text:span text:style-name="T89">nastavit nebo </text:span>změnit jejich vzhled. Použití stylu často znamená, že použijeme sadu formátování najednou.</text:p>
      <text:p text:style-name="Text_20_body">Mnoho lidí formátuje odstavce, slova, tabulky, rozvržení stránky a další části svého dokumentu ručně bez použití stylů. Jsou zvyklí <text:span text:style-name="T80">ručně </text:span><text:span text:style-name="T32">formátovat</text:span> atributy<text:span text:style-name="T80">, například</text:span> druh a velikost písma a další formátování jako <text:span text:style-name="T50">tučné</text:span> nebo <text:span text:style-name="T51">kurzívu</text:span>.</text:p>
      <text:p text:style-name="Text_20_body">Používání stylů znamená, že <text:span text:style-name="T32">přestaneme</text:span> <text:span text:style-name="T32">používat</text:span> „velikost písma 14 bodů, Times New Roman, tučné, na střed“, ale <text:span text:style-name="T37"/> <text:span text:style-name="T32">použijeme (například) styl</text:span> “Nadpis”<text:span text:style-name="T80">, </text:span>protože máme definovaný styl prvku „Nadpis“ se zmíněnými charakteristikami. Jinak řečeno, styly znamenají, že neklademe důraz na to, jak má text (nebo stránka či jiný prvek) vypadat, ale na to, co daný text je.</text:p>
      <text:list xml:id="list85640704725965" text:continue-numbering="true" text:style-name="Heading_20_Note">
        <text:list-item>
          <text:p text:style-name="Heading_20_Note">Poznámka</text:p>
        </text:list-item>
      </text:list>
      <text:p text:style-name="Text_20_Note"><text:span text:style-name="T19">Přímé</text:span> formátování přepíše styly. <text:span text:style-name="T81">N</text:span>emůžeme odstranit <text:span text:style-name="T33">ruční</text:span> formátování tím, že použijeme styl. Chceme-li <text:span text:style-name="T19">přímé</text:span> formátování odstranit, vybereme text, klepneme pravým tlačítkem a zvolíme z místní nabídky <text:span text:style-name="Strong_20_Emphasis">Vymazat přímé formátování</text:span>. <text:span text:style-name="T90">Přímé formátování z vybraného textu odstraníme také stiskem kláves </text:span><text:span text:style-name="Keystroke">Ctrl + M </text:span><text:span text:style-name="Keystroke"><text:span text:style-name="T90">(Ctrl + Shift + M </text:span></text:span><text:span text:style-name="T90">v Impressu), výběrem z hlavní nabídky </text:span><text:span text:style-name="Strong_20_Emphasis"><text:span text:style-name="T90">Formát &gt; Vymazat přímé formátování</text:span></text:span><text:span text:style-name="T90"/><text:span text:style-name="T99"/><text:span text:style-name="T21"/><text:span text:style-name="T90">, ve Writeru na nástrojové liště Formátování stiskem tlačítka  </text:span><text:span text:style-name="Strong_20_Emphasis"><text:span text:style-name="T90">Vymazat přímé formátování</text:span></text:span><text:span text:style-name="T90">, nebo v Calcu na standardní nástrojové liště stisknutím tlačítka </text:span><text:span text:style-name="Strong_20_Emphasis"><text:span text:style-name="T90">Vymazat přímé formátování</text:span></text:span><text:span text:style-name="T90"/>.</text:p>
      <text:h text:style-name="Heading_20_2" text:outline-level="2"><text:bookmark-start text:name="__RefHeading___Toc9326_2332601062"/><text:soft-page-break/>Druhy stylů v LibreOffice<text:bookmark-end text:name="__RefHeading___Toc9326_2332601062"/></text:h>
      <text:p text:style-name="P24">LibreOffice podporuje následující typy stylů:</text:p>
      <text:list xml:id="list1518728209" text:style-name="List_20_1">
        <text:list-item>
          <text:p text:style-name="List_20_1"><text:span text:style-name="Strong_20_Emphasis">Styly stránky</text:span> včetně okrajů, záhlaví a zápatí, ohraničení a pozadí. V programu Calc <text:span text:style-name="T17">určují</text:span> styly stránky také pořadí tisku listů.</text:p>
        </text:list-item>
        <text:list-item>
          <text:p text:style-name="List_20_1"><text:span text:style-name="Strong_20_Emphasis">Styly odstavce</text:span> určují všechny aspekty vzhledu odstavce jako zarovnání textu, tabulátory, řádkování a ohraničení, mohou také zahrnovat formátování znaků.</text:p>
        </text:list-item>
        <text:list-item>
          <text:p text:style-name="List_20_1"><text:span text:style-name="Strong_20_Emphasis">Znakové styly</text:span> ovlivňují vlastnosti textu vybraného v odstavci jako například písmo a velikost nebo to, zda bude formátován jako tučné a kurzíva.</text:p>
        </text:list-item>
        <text:list-item>
          <text:p text:style-name="List_20_1"><text:span text:style-name="Strong_20_Emphasis">Styly </text:span><text:span text:style-name="Strong_20_Emphasis"><text:span text:style-name="T49">t</text:span></text:span><text:span text:style-name="Strong_20_Emphasis">abulky</text:span> nastavuj<text:span text:style-name="T49">í</text:span> předdefinované formáty na tabulky a prvky tabulek v textovém dokumentu.</text:p>
        </text:list-item>
        <text:list-item>
          <text:p text:style-name="List_20_1"><text:span text:style-name="Strong_20_Emphasis">Styly rámce</text:span> se používají k formátování obrázků a textových rámců, zahrnují typ obtékání textu, ohraničení, pozadí a sloupce.</text:p>
        </text:list-item>
        <text:list-item>
          <text:p text:style-name="List_20_1"><text:span text:style-name="Strong_20_Emphasis">Styly seznamu</text:span> umožňují vybrat, formátovat a umístit do seznamu číslování nebo odrážky.</text:p>
        </text:list-item>
        <text:list-item>
          <text:p text:style-name="List_20_1"><text:span text:style-name="Strong_20_Emphasis">Styly buňky</text:span> zahrnují písmo, zarovnání, ohraničení, pozadí, číselný formát (například měna, datum, číslo) a ochranu buňky.</text:p>
        </text:list-item>
        <text:list-item>
          <text:p text:style-name="List_20_1"><text:span text:style-name="Strong_20_Emphasis"><text:span text:style-name="T53">Styly obrázku</text:span></text:span><text:span text:style-name="Strong_20_Emphasis"/> v kresbách a prezentacích zahrnují čáru, oblast, stínování, průhlednost, písmo, spojnice, kótování a další vlastnosti.</text:p>
        </text:list-item>
        <text:list-item>
          <text:p text:style-name="List_20_1"><text:span text:style-name="Strong_20_Emphasis">Styly prezentace</text:span> zahrnují vlastnosti pro písmo, odsazení, rozestupy, zarovnání a tabulátory.</text:p>
        </text:list-item>
      </text:list>
      <text:p text:style-name="P24">V jednotlivých programech LibreOffice jsou k dispozici různé styly, jak ukazuje tabulka <text:sequence-ref text:reference-format="value" text:ref-name="refTable0">1</text:sequence-ref>. <text:span text:style-name="T52">Další detaily lze nalézt v příručkách pro jednotlivé části LibreOffice.</text:span></text:p>
      <text:p text:style-name="P6">LibreOffice obsahuje mnoho předdefinovaných stylů. Tyto styly můžeme beze změny použít, upravit je nebo vytvořit nové styly podle postupů uvedených v této kapitole.</text:p>
      <text:p text:style-name="P34">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14">Stránka</text:p>
          </table:table-cell>
          <table:table-cell table:style-name="Table42.A2" office:value-type="string">
            <text:p text:style-name="P14">X</text:p>
          </table:table-cell>
          <table:table-cell table:style-name="Table42.C2" office:value-type="string">
            <text:p text:style-name="P14">X</text:p>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Odstav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Znak</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Rám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6">Seznam</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Tabulka</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Buňka</text:p>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Prezentace</text:p>
          </table:table-cell>
          <table:table-cell table:style-name="Table42.A2" office:value-type="string">
            <text:p text:style-name="P14"/>
          </table:table-cell>
          <table:table-cell table:style-name="Table42.C2" office:value-type="string">
            <text:p text:style-name="P14"/>
          </table:table-cell>
          <table:table-cell table:style-name="Table42.A2" office:value-type="string">
            <text:p text:style-name="P14">X</text:p>
          </table:table-cell>
          <table:table-cell table:style-name="Table42.C2" office:value-type="string">
            <text:p text:style-name="P14">X</text:p>
          </table:table-cell>
        </table:table-row>
        <table:table-row table:style-name="Table42.1">
          <table:table-cell table:style-name="Table42.A2" office:value-type="string">
            <text:p text:style-name="P15">Kresba</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text:span text:style-name="T57">použít</text:span>:</text:p>
      <text:list xml:id="list39225175" text:style-name="List_20_1">
        <text:list-item>
          <text:p text:style-name="P69">Karta styly na postranní liště</text:p>
        </text:list-item>
        <text:list-item>
          <text:p text:style-name="P70"><text:span text:style-name="T97">R</text:span>ežim vyplňování formátu</text:p>
        </text:list-item>
        <text:list-item text:start-value="1">
          <text:p text:style-name="P70">Nabídka stylů <text:span text:style-name="T80">(Writer a Calc)</text:span></text:p>
        </text:list-item>
        <text:list-item>
          <text:p text:style-name="P71">Seznam stylů odstavce <text:span text:style-name="T80">(Writer) a seznam Použít styl (Calc) </text:span>na nástrojové liště Formátování</text:p>
        </text:list-item>
      </text:list>
      <text:list xml:id="list85641562360374" text:continue-list="list1518728209" text:style-name="List_20_1">
        <text:list-item>
          <text:p text:style-name="List_20_1">Klávesové zkratky</text:p>
        </text:list-item>
      </text:list>
      <text:h text:style-name="Heading_20_2" text:outline-level="2"><text:bookmark-start text:name="__RefHeading__165513_780470623"/><text:soft-page-break/><text:span text:style-name="T80">K</text:span><text:alphabetical-index-mark text:string-value="Okno Styly a formátování"/>arta stylů <text:span text:style-name="T80">v postranní liště</text:span><text:bookmark-end text:name="__RefHeading__165513_780470623"/></text:h>
      <text:p text:style-name="Text_20_Body_20_List_20_Intro">Karta stylů nabízí nejvíce nástrojů pro práci se styly. Chceme-li pomocí ní používat styly:</text:p>
      <text:list xml:id="list1156151417" text:style-name="Numbering_20_1">
        <text:list-item text:start-value="1">
          <text:p text:style-name="Numbering_20_1">V hlavní nabídce zvolíme <text:span text:style-name="Strong_20_Emphasis">Zobrazit &gt; Styly</text:span> nebo <text:span text:style-name="Strong_20_Emphasis">Styly &gt; Spravovat styly</text:span><text:span text:style-name="T46"/>, nebo stiskneme klávesu <text:span text:style-name="Keystroke">F11</text:span> (<text:span text:style-name="Keystroke">⌘ + T</text:span> v macOS), nebo klepneme na kartu <text:span text:style-name="Strong_20_Emphasis">Styly</text:span> v postranní liště (pro její otevření  zvolíme <text:span text:style-name="Strong_20_Emphasis">Zobrazit &gt; Postranní lišta</text:span>).</text:p>
        </text:list-item>
      </text:list>
      <text:p text:style-name="LOList_20_1_5f_TextBody">Karta Styly <text:span text:style-name="T90">volitelně </text:span>zobrazí náhled dostupných stylů. Obrázek <text:sequence-ref text:reference-format="value" text:ref-name="refFigure0">1</text:sequence-ref><text:s/>ukazuje tento panel v programu Writer, zobrazeny jsou styly odstavce <text:span text:style-name="T90">s vypnutým náhledem</text:span>.</text:p>
      <text:list xml:id="list85642125745562" text:continue-numbering="true" text:style-name="Numbering_20_1">
        <text:list-item>
          <text:p text:style-name="P81">Pokud chceme zobrazit seznam stylů v jednotlivých kategoriích, vybereme jedno z tlačítek v levé horní části karty Styly.</text:p>
        </text:list-item>
        <text:list-item>
          <text:p text:style-name="P8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3474919826" text:style-name="Heading_20_Tip">
        <text:list-item>
          <text:p text:style-name="P64">Tip</text:p>
        </text:list-item>
      </text:list>
      <text:p text:style-name="P40">V dolní části karty Styly se nachází rozbalovací seznam. Na obrázku <text:sequence-ref text:reference-format="value" text:ref-name="refFigure0">1</text:sequence-ref><text:s/> <text:span text:style-name="T18">zobrazuje</text:span> seznam<text:span text:style-name="T58"> </text:span><text:span text:style-name="Emphasis"><text:span text:style-name="T58">všechny styly</text:span></text:span><text:span text:style-name="T58"> definované v dokumentu. Můžeme také zobrazit</text:span> <text:span text:style-name="Emphasis">použité styly</text:span> <text:span text:style-name="T58">(</text:span>styly použité v dokumentu<text:span text:style-name="T58">)</text:span> nebo další skupiny stylů, například <text:span text:style-name="Emphasis"> </text:span><text:span text:style-name="Emphasis"><text:span text:style-name="T90">v</text:span></text:span><text:span text:style-name="Emphasis">lastní </text:span><text:span text:style-name="Emphasis"><text:span text:style-name="T90">s</text:span></text:span><text:span text:style-name="Emphasis">tyly.</text:span></text:p>
      <text:p text:style-name="P21"><draw:frame draw:style-name="fr1" draw:name="Frame138" text:anchor-type="as-char" svg:width="12.679cm" draw:z-index="0"><draw:text-box fo:min-height="9.867cm"><text:p text:style-name="Caption"><draw:frame draw:style-name="fr16" draw:name="Image2" text:anchor-type="char" svg:width="12.411cm" svg:height="8.789cm" draw:z-index="16"><draw:image xlink:href="Pictures/10000000000001D500000149169B0705792DDDC7.png" xlink:type="simple" xlink:show="embed" xlink:actuate="onLoad" loext:mime-type="image/png"/></draw:frame></text:p><text:p text:style-name="Caption">Obrázek <text:sequence text:ref-name="refFigure0" text:name="Figure" text:formula="ooow:Figure+1" style:num-format="1">1</text:sequence>: Karta stylů ve Writeru zobrazující styly odstavce <text:change-start text:change-id="ct3095291046304"/> <text:change-end text:change-id="ct3095291046304"/><text:span text:style-name="T82">a filtr</text:span></text:p></draw:text-box></draw:frame></text:p>
      <text:h text:style-name="Heading_20_2" text:outline-level="2"><text:bookmark-start text:name="__RefHeading__165515_780470623"/><text:span text:style-name="T90">R</text:span>ežim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se pokaždé vracet na kartu Styly na postranním panelu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Numbering_20_1">Otevřeme kartu Styly na postranním panelu a vybereme styl, který chceme použít.</text:p>
        </text:list-item>
        <text:list-item>
          <text:p text:style-name="Numbering_20_1"><text:span text:style-name="T24">Klepneme na</text:span> tlačítko <text:span text:style-name="Strong_20_Emphasis">Režim vyplňování formátu</text:span> <text:span text:style-name="T90">nahoře na kartě stylů</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text:soft-page-break/>Opakujeme krok 3, dokud nebudou mít daný styl všechny prvky, na které jsme ho chtěli použít.</text:p>
        </text:list-item>
        <text:list-item>
          <text:p text:style-name="Numbering_20_1">Chceme-li režim vyplňování formátu opustit, klepneme znovu na tlačítko <text:span text:style-name="Strong_20_Emphasis">Režim vyplňování formátu</text:span> nebo stiskneme klávesu <text:span text:style-name="Keystroke">Esc</text:span>.</text:p>
        </text:list-item>
      </text:list>
      <text:list xml:id="list4102763244" text:style-name="Heading_20_Caution">
        <text:list-item>
          <text:p text:style-name="Heading_20_Caution">Upozornění</text:p>
        </text:list-item>
      </text:list>
      <text:p text:style-name="P27">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P60" text:outline-level="2"><text:bookmark-start text:name="__RefHeading___Toc9328_2332601062"/>Nabídka stylů <text:span text:style-name="T62">(Writer a Calc)</text:span><text:bookmark-end text:name="__RefHeading___Toc9328_2332601062"/></text:h>
      <text:p text:style-name="P5">Hlavní nabídka Styly <text:span text:style-name="T59">ve Writeru </text:span>obsahuje <text:span text:style-name="T25">běžně používané styly pro</text:span> odstavec a znak, <text:span text:style-name="T60"/><text:span text:style-name="T25">stejně jako</text:span> polo<text:span text:style-name="T60">žky</text:span> pro správu stylu. Nabídka styly neobsahuje styly pro rámce, stránky nebo tabulky.</text:p>
      <text:p text:style-name="P5">Chceme-li použít styl odstavce, umístíme kurzor kamkoli do odstavce a poté vybereme jeden ze stylů odstavce v nabídce Styly. Pro použití znakového stylu na několik znaků nebo více jak jedno slovo, vybereme nejprve znaky a poté použijeme  z nabídky znakový styl.</text:p>
      <text:p text:style-name="P7"><text:span text:style-name="T59">Nabídka styly v Calcu obsahuje styly buněk a položky pro správu stylu. Chceme-li použít styl buňky, vybereme buňku nebo skupinu buněk, které mají být formátovány, a poté </text:span><text:span text:style-name="T24">v</text:span><text:span text:style-name="T25">ybereme</text:span><text:span text:style-name="T59"> požadovaný styl.</text:span></text:p>
      <text:h text:style-name="P60" text:outline-level="2"><text:bookmark-start text:name="__RefHeading__165517_780470623"/>Seznam <text:span text:style-name="T97">Nastavit </text:span>styl odstavce <text:span text:style-name="T60">(Writer) a seznam Použít styl (Calc)</text:span><text:bookmark-end text:name="__RefHeading__165517_780470623"/></text:h>
      <text:p text:style-name="Text_20_body">Jakmile v dokumentu <text:span text:style-name="T60">ve Writeru</text:span> použijeme aspoň jednou styl odstavce, jeho název se objeví v seznamu <text:span text:style-name="T97">Nastavit</text:span> styl odstavce, který se nachází v levé části nástrojové lišty Formátování.</text:p>
      <text:p text:style-name="P7"><text:span text:style-name="T60">Jakmile v sešitu v Calcu použijeme aspoň jednou styl buňky, její název se objeví v seznamu Použít styl, který se nachází v levé části nástrojové lišty Formátování. </text:span><text:span text:style-name="T91">Ve výchozím nastavení je seznam Použít styl skrytý; chceme-li jej zapnout, otevřeme v hlavní nabídce </text:span><text:span text:style-name="Strong_20_Emphasis"><text:span text:style-name="T91">Nástroje &gt; Přizpůsobit</text:span></text:span><text:span text:style-name="T91"> </text:span><text:span text:style-name="T99"/><text:span text:style-name="T44"/><text:span text:style-name="T91"> a zde položku v nástrojové liště Formátování povolíme.</text:span></text:p>
      <text:p text:style-name="Text_20_body">Tento seznam můžeme otevřít a klepnout na styl, který chceme použít nebo můžeme seznam procházet pomocí šipek a stisknutím klávesy <text:span text:style-name="Keystroke">Enter</text:span> zvýrazněný styl použít.</text:p>
      <text:list xml:id="list85642636491478" text:continue-list="list3474919826" text:style-name="Heading_20_Tip">
        <text:list-item>
          <text:p text:style-name="P68">Tip</text:p>
        </text:list-item>
      </text:list>
      <text:p text:style-name="Text_20_Note">Vybereme-li položku <text:span text:style-name="Strong_20_Emphasis">Další </text:span><text:span text:style-name="Strong_20_Emphasis"><text:span text:style-name="T61">styly</text:span></text:span><text:span text:style-name="T61"> </text:span>ve spodní části seznamu, otevřeme kartu Styly <text:span text:style-name="T61">v postranní liště</text:span>.</text:p>
      <text:p text:style-name="Figure"><draw:frame draw:style-name="fr6" draw:name="Frame5" text:anchor-type="as-char" svg:width="5.62cm" draw:z-index="17"><draw:text-box fo:min-height="7.11cm"><text:p text:style-name="Caption"><draw:frame draw:style-name="fr18" draw:name="Image7" text:anchor-type="as-char" svg:width="5.62cm" style:rel-width="100%" svg:height="7.11cm" style:rel-height="scale" draw:z-index="18"><draw:image xlink:href="Pictures/1000020100000119000001C2EB4EEAED4A43307D.png" xlink:type="simple" xlink:show="embed" xlink:actuate="onLoad" loext:mime-type="image/png"/></draw:frame><text:span text:style-name="T8"><text:line-break/></text:span>Obrázek <text:sequence text:ref-name="refFigure1" text:name="Figure" text:formula="ooow:Figure+1" style:num-format="1">2</text:sequence>: <text:span text:style-name="T83">Nastavení stylu odstavce ve Writeru</text:span></text:p></draw:text-box></draw:frame></text:p>
      <text:h text:style-name="Heading_20_2" text:outline-level="2"><text:bookmark-start text:name="__RefHeading__165519_780470623"/><text:soft-page-break/><text:span text:style-name="T67">K</text:span>lávesové zkratky<text:bookmark-end text:name="__RefHeading__165519_780470623"/></text:h>
      <text:p text:style-name="Text_20_body">Pro použití určitých stylů jsou předdefinovány klávesové zkratky. Například ve Writeru pomocí zkratky <text:span text:style-name="Keystroke">Ctrl + 0</text:span> nastavíme styl <text:span text:style-name="T91">t</text:span>ěla textu, <text:span text:style-name="Keystroke">Ctrl + 1</text:span> nastavíme styl Nadpis 1 a <text:span text:style-name="Keystroke">Ctrl + 2</text:span> nastavíme styl Nadpis 2. Tyto zkratky je možné změnit a také vytvořit vlastní, jak je <text:span text:style-name="T45">popsáno</text:span> v kapitole 14 - Přizpůsobení balíku LibreOffice.</text:p>
      <text:h text:style-name="Heading_20_1" text:outline-level="1"><text:bookmark-start text:name="__RefHeading__165521_780470623"/><text:alphabetical-index-mark text:string-value="úprava" text:key1="styly"/>Vytváření a úprava stylů<text:bookmark-end text:name="__RefHeading__165521_780470623"/></text:h>
      <text:p text:style-name="Text_20_body">LibreOffice obsahuje předdefinované styly, ale umožňuje také vytvořit vlastní styly. <text:span text:style-name="T61">Předem definované i vlastní styly </text:span>můžeme měnit několika způsoby:</text:p>
      <text:list xml:id="list85642184129489" text:continue-list="list39225175" text:style-name="List_20_1">
        <text:list-item text:start-value="1">
          <text:p text:style-name="List_20_1">Změnit styl pomocí postranní lišty Styly</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m nebo zkopírováním stylů z jiného dokumentu nebo šablony</text:p>
        </text:list-item>
      </text:list>
      <text:list xml:id="list85641481615707" text:continue-list="list85640704725965" text:style-name="Heading_20_Note">
        <text:list-item>
          <text:p text:style-name="Heading_20_Note">Poznámka</text:p>
        </text:list-item>
      </text:list>
      <text:p text:style-name="P28">Jakékoliv změny, které u stylu provedeme se projeví pouze v aktuálním dokumentu. Když chceme změnit styly ve více dokumentech, je třeba změnit šablonu.</text:p>
      <text:h text:style-name="Heading_20_2" text:outline-level="2"><text:bookmark-start text:name="__RefHeading__165523_780470623"/><text:alphabetical-index-mark text:string-value="změna pomocí dialogového okna Styl" text:key1="styly"/>Změna stylu pomocí postranní lišty Styly<text:bookmark-end text:name="__RefHeading__165523_780470623"/></text:h>
      <text:p text:style-name="Text_20_body">Existující styl můžeme změnit pomocí <text:alphabetical-index-mark text:string-value="dialogové okno Styl"/>karty na <text:span text:style-name="T61">postranní</text:span> liště Styly. Na kartě Styly klepneme pravým tlačítkem na požadovaný styl a z místní nabídky vybereme <text:span text:style-name="Strong_20_Emphasis">Upravit</text:span><text:span text:style-name="T45"/>.</text:p>
      <text:p text:style-name="P49"><text:span text:style-name="T39">Zobrazíme dialogové okno</text:span> Styl<text:span text:style-name="T91"/><text:span text:style-name="T91">, jehož nadpis, obsah a vzhled </text:span>závisí na vybraném stylu. Každá <text:span text:style-name="T39">varianta</text:span> dialogového okna má několik karet. Informace se nachází v kapitolách o stylech v uživatelských příručkách <text:span text:style-name="T91">příslušných </text:span>programů<text:span text:style-name="T46"/>.</text:p>
      <text:list xml:id="list85641125943311" text:continue-list="list85642636491478" text:style-name="Heading_20_Tip">
        <text:list-item>
          <text:p text:style-name="P65">Tip</text:p>
        </text:list-item>
      </text:list>
      <text:p text:style-name="P41">Pomocí seznamu <text:span text:style-name="T98">Nastavit </text:span> styl odstavce (Writer) a Použít styl (Calc) můžeme otevřít relevantní dialogová okna stylu. Klepneme na šipku umístěnou vpravo v seznamu stylů a zvolíme <text:span text:style-name="Strong_20_Emphasis">Upravit styl</text:span> z <text:span text:style-name="T22">místní</text:span> nabídky. Pro aktuální styl můžeme také vybrat z hlavní nabídky položku <text:span text:style-name="Strong_20_Emphasis">Styly &gt; Upravit styl</text:span> a tím otevřeme dialogové okno Styl.</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Numbering_20_1">Otevřeme postranní lištu Styly.</text:p>
        </text:list-item>
        <text:list-item>
          <text:p text:style-name="Numbering_20_1">V dokumentu vybereme položku, jejíž formát chceme použít jako styl.</text:p>
        </text:list-item>
      </text:list>
      <text:list xml:id="list85642697905441" text:continue-list="list4102763244"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85641096704308" text:continue-list="list39222117" text:style-name="Numbering_20_1">
        <text:list-item>
          <text:p text:style-name="P72">Na kartě Styly vybereme styl, který chceme aktualizovat, poté klepneme na šipku vedle ikony <text:span text:style-name="Strong_20_Emphasis">Akce</text:span><text:span text:style-name="Strong_20_Emphasis"><text:span text:style-name="T61"> stylů</text:span></text:span> a <text:span text:style-name="T26">zvolíme</text:span> <text:span text:style-name="Strong_20_Emphasis">Aktualizovat </text:span><text:span text:style-name="Strong_20_Emphasis"><text:span text:style-name="T54">v</text:span></text:span><text:span text:style-name="Strong_20_Emphasis"><text:span text:style-name="T55">ybraný styl</text:span></text:span>.</text:p>
        </text:list-item>
      </text:list>
      <text:p text:style-name="Figure"><text:soft-page-break/><draw:frame draw:style-name="fr4" draw:name="Frame6" text:anchor-type="as-char" svg:width="11.559cm" draw:z-index="19"><draw:text-box fo:min-height="4.498cm"><text:p text:style-name="Caption"><draw:frame draw:style-name="fr14" draw:name="Image8" text:anchor-type="as-char" svg:width="11.559cm" style:rel-width="100%" svg:height="4.498cm" style:rel-height="scale" draw:z-index="20"><draw:image xlink:href="Pictures/10000201000001F0000000C158145A5D7A755AC2.png" xlink:type="simple" xlink:show="embed" xlink:actuate="onLoad" loext:mime-type="image/png"/></draw:frame><text:span text:style-name="T8"><text:line-break/></text:span>Obrázek <text:sequence text:ref-name="refFigure2" text:name="Figure" text:formula="ooow:Figure+1" style:num-format="1">3</text:sequence>: <text:span text:style-name="T84">Aktualizace stylu z výběru</text:span></text:p></draw:text-box></draw:frame></text:p>
      <text:list xml:id="list85642248691464" text:continue-list="list85641125943311" text:style-name="Heading_20_Tip">
        <text:list-item>
          <text:p text:style-name="Heading_20_Tip">Tip</text:p>
        </text:list-item>
      </text:list>
      <text:p text:style-name="P48">Aktuální styl změníme <text:span text:style-name="T91">stisknutím kláves </text:span><text:span text:style-name="Keystroke"><text:span text:style-name="T91">Ctrl + Shift + F11</text:span></text:span><text:span text:style-name="T91"> (Writer) nebo vybereme </text:span><text:span text:style-name="Strong_20_Emphasis"><text:span text:style-name="T91">Styly &gt; Aktualizovat vybraný styl</text:span></text:span><text:span text:style-name="T91"> </text:span><text:span text:style-name="T99">v</text:span><text:span text:style-name="T22"/><text:span text:style-name="T91"> </text:span><text:span text:style-name="T20">h</text:span><text:span text:style-name="T91">lavní nabídce (Writer a Calc) nebo klepneme na tlačítko </text:span><text:span text:style-name="Strong_20_Emphasis"><text:span text:style-name="T91">Aktualizovat vybraný styl</text:span></text:span><text:span text:style-name="T91"> v nástrojové liště Formátování (Writer).</text:span><text:change-start text:change-id="ct3095291054704"/></text:p>
      <text:list xml:id="list85640984407336" text:continue-numbering="true" text:style-name="Heading_20_Tip">
        <text:list-item>
          <text:p text:style-name="P65"><text:change-end text:change-id="ct3095291054704"/>Tip</text:p>
        </text:list-item>
      </text:list>
      <text:p text:style-name="P48"><text:span text:style-name="T91">Pomocí seznamu  </text:span><text:span text:style-name="T98">Nastavit </text:span><text:span text:style-name="T91">styl odstavce (Writer) a Použít styl (Calc) můžeme změnit styl. Klepneme na šipku umístěnou vpravo v seznamu stylů a zvolíme z rozevíracího seznamu </text:span><text:span text:style-name="Strong_20_Emphasis"><text:span text:style-name="T91">Aktualizovat podle výběru</text:span></text:span><text:span text:style-name="T91"/> (obrázek <text:sequence-ref text:reference-format="value" text:ref-name="refFigure3">4</text:sequence-ref>).</text:p>
      <text:p text:style-name="Figure"><draw:frame draw:style-name="fr4" draw:name="Frame139" text:anchor-type="as-char" svg:width="10.673cm" draw:z-index="21"><draw:text-box fo:min-height="6.091cm"><text:p text:style-name="P33"><draw:frame draw:style-name="fr17" draw:name="Image343" text:anchor-type="paragraph" svg:width="8.848cm" svg:height="5.62cm" draw:z-index="28"><draw:image xlink:href="Pictures/10000201000001B2000001AFF390C4AEF67FEC9C.png" xlink:type="simple" xlink:show="embed" xlink:actuate="onLoad" loext:mime-type="image/png"/></draw:frame>Obrázek <text:sequence text:ref-name="refFigure3" text:name="Figure" text:formula="ooow:Figure+1" style:num-format="1">4</text:sequence>: Úprava stylu ze seznamu Nastavit styl odstavce</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 <text:span text:style-name="T62">(Writer)</text:span><text:bookmark-end text:name="__RefHeading__165527_780470623"/></text:h>
      <text:p text:style-name="P26">Automatická aktualizace se týká pouze stylů odstavce a rámce. Pokud je vybrána volba <text:span text:style-name="Strong_20_Emphasis">Automatická aktualizace</text:span> na záložce <text:span text:style-name="Emphasis">Organizátor</text:span> v dialogovém okně Styl odstavce nebo Styl rámce a na odstavec nebo rámec tohoto stylu použijeme přímé formátování, styl se automaticky aktualizuje. <text:span text:style-name="T27"/> </text:p>
      <text:list xml:id="list85641850677768" text:continue-numbering="true" text:style-name="Heading_20_Tip">
        <text:list-item>
          <text:p text:style-name="Heading_20_Tip">Tip</text:p>
        </text:list-item>
      </text:list>
      <text:p text:style-name="Text_20_Note">V případě, že v dokumentu překrýváme vlastnosti stylů přímým formátováním, je třeba se ujistit, že je automatická aktualizace <text:span text:style-name="Strong_20_Emphasis">vypnutá</text:span>.</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pomocí dialogového okna Styly<text:change-start text:change-id="ct3095291047984"/>,<text:change-end text:change-id="ct3095291047984"/> <text:span text:style-name="T62">nebo</text:span> pomocí nástroje Nový styl z výběru <text:span text:style-name="T62">nebo přetáhnutím.</text:span></text:p>
      <text:h text:style-name="Heading_20_2" text:outline-level="2"><text:bookmark-start text:name="__RefHeading__165533_780470623"/><text:soft-page-break/><text:alphabetical-index-mark text:string-value="vytvoření pomocí dialogového okna Styly" text:key1="styly"/>Vytvoření nového stylu pomocí dialogového okna <text:span text:style-name="T85">S</text:span>tyl<text:bookmark-end text:name="__RefHeading__165533_780470623"/></text:h>
      <text:p text:style-name="Text_20_body">Chceme-li vytvořit nový styl pomocí dialogového okna <text:alphabetical-index-mark text:string-value="dialogové okno Styly"/><text:span text:style-name="T85">S</text:span>tyl, otevřeme kartu <text:span text:style-name="T96">S</text:span>tyly na postranní liště a vybereme kategorii <text:span text:style-name="T85"/>stylu<text:span text:style-name="T62">, který </text:span>chceme vytvořit a klepneme na jednu z ikon nahoře na kartě. <text:span text:style-name="T84">P</text:span>oté <text:span text:style-name="T34">klepneme pravým tlačítkem na název stylu</text:span> <text:span text:style-name="T85">(nebo </text:span><text:span text:style-name="Emphasis"><text:span text:style-name="T85">Výchozí styl</text:span></text:span><text:span text:style-name="T85">) </text:span>a zvolíme z místní nabídky <text:span text:style-name="Strong_20_Emphasis">Nový</text:span>.</text:p>
      <text:p text:style-name="P10"><text:span text:style-name="T35"/> Nový styl <text:span text:style-name="T35"/> <text:span text:style-name="T27">zdědí vlastnosti</text:span> <text:span text:style-name="T35"/> stylu, <text:span text:style-name="T92">který jsme vybrali</text:span>. Jestliže později změníme základní styl (například změníme písmo z Times na Helvetica), všechny propojené styly se také změní. Někdy přesně toto chceme; jindy si zase nepřejeme, aby se změny projevily ve všech propojených stylech. <text:span text:style-name="T35">T</text:span><text:span text:style-name="T85">yto vlastnosti můžeme změnit pomocí dialogového okna Styl.</text:span></text:p>
      <text:p text:style-name="Text_20_body">Dialogová okna a volby pro vytváření nového stylu jsou stejné pro úpravu existujících stylů. Podrobnosti se nachází v kapitolách o stylech v uživatelských příručkách příslušných programů.</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kartu Styly na postranním panelu a zvolíme kategorii stylu, který chceme vytvořit.</text:p>
        </text:list-item>
        <text:list-item>
          <text:p text:style-name="Numbering_20_1">V dokumentu vybereme položku, kterou chceme uložit jako styl.</text:p>
        </text:list-item>
        <text:list-item>
          <text:p text:style-name="Numbering_20_1">Na kartě Styly <text:span text:style-name="T27">klepneme</text:span> na položku nabídky ve Writeru <text:span text:style-name="Strong_20_Emphasis">Nový styl z výběru</text:span><text:span text:style-name="T40"> nebo na ikonu v Calcu, Draw a Impressu.</text:span></text:p>
        </text:list-item>
        <text:list-item>
          <text:p text:style-name="Numbering_20_1">V dialogovém okně Vytvořit styl zadáme název nového stylu. Seznam zobrazuje názvy stávajících vlastních stylů vybrané kategorie. Klepnutím na <text:span text:style-name="Strong_20_Emphasis">OK</text:span> nový styl uložíme.</text:p>
        </text:list-item>
      </text:list>
      <text:p text:style-name="Figure"><draw:frame draw:style-name="fr1" draw:name="Frame415" text:anchor-type="as-char" svg:width="10.01cm" draw:z-index="2"><draw:text-box fo:min-height="6.576cm"><text:p text:style-name="Caption"><draw:frame draw:style-name="fr15" draw:name="Image345" text:anchor-type="paragraph" svg:width="6.431cm" svg:height="5.957cm" draw:z-index="3"><draw:image xlink:href="Pictures/100002010000012B00000115A6B697B8B2A64076.png" xlink:type="simple" xlink:show="embed" xlink:actuate="onLoad" loext:mime-type="image/png"/></draw:frame>Obrázek <text:sequence text:ref-name="refFigure4" text:name="Figure" text:formula="ooow:Figure+1" style:num-format="1">5</text:sequence>: Pojmenování nového stylu vytvořeného z výběru</text:p></draw:text-box></draw:frame><text:change-start text:change-id="ct3095291048944"/></text:p>
      <text:list xml:id="list85641394417414" text:continue-list="list85641850677768" text:style-name="Heading_20_Tip">
        <text:list-item>
          <text:p text:style-name="P66"><text:change-end text:change-id="ct3095291048944"/>Tip</text:p>
        </text:list-item>
      </text:list>
      <text:p text:style-name="P44"><text:span text:style-name="T92">Nový styl z výběru můžeme také vytvořit zkratkovou klávesou </text:span><text:span text:style-name="Keystroke"><text:span text:style-name="T92">Shift + F11</text:span></text:span><text:span text:style-name="T92"> (Writer) nebo výběrem </text:span><text:span text:style-name="Strong_20_Emphasis"><text:span text:style-name="T92">Styly &gt; Nový styl z výběru</text:span></text:span><text:span text:style-name="T92"> (Writer a Calc) nebo klepneme na tlačítko </text:span><text:span text:style-name="Strong_20_Emphasis"><text:span text:style-name="T92">Nový styl z výběru</text:span></text:span><text:span text:style-name="T92"/><text:span text:style-name="T23"> na</text:span><text:span text:style-name="T92"> nástrojové liště Formátování (Writer).</text:span></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kartu Styly. Na součásti LibreOffice závisí, jaký prvek se má přetahovat.</text:p>
      <text:p text:style-name="Definition_20_Term">Writer</text:p>
      <text:p text:style-name="Text_20_body_20_indent">Vybereme nějaký text a přetáhneme ho na kartu Styly. Pokud jsou aktivní styly odstavce, do seznamu se přidá nový styl odstavce. Pokud jsou aktivní znakové styly, do seznamu se přidá nový znakový styl.</text:p>
      <text:p text:style-name="Definition_20_Term"><text:soft-page-break/>Calc</text:p>
      <text:p text:style-name="Text_20_body_20_indent">Styl buňky vytvoříme tím, že přetáhneme vybrané buňky na kartu styly na postranním panelu. <text:span text:style-name="T92">(</text:span><text:span text:style-name="Keystroke"><text:span text:style-name="T92">Klepneme</text:span></text:span><text:span text:style-name="T92"> a ještě jednou s přidrženou klávesou </text:span><text:span text:style-name="Keystroke"><text:span text:style-name="T92">Shift</text:span></text:span><text:span text:style-name="T92">, abychom vybrali buňku).</text:span></text:p>
      <text:p text:style-name="Definition_20_Term">Draw/Impress</text:p>
      <text:p text:style-name="Text_20_body_20_indent">Styl <text:span text:style-name="T35">kresby</text:span> vytvoříme tak, že přetáhneme vybrané kresby na kartu styly na postranním panelu.</text:p>
      <text:h text:style-name="Heading_20_2" text:outline-level="2"><text:bookmark-start text:name="__RefHeading___Toc2687_1735497366"/>Přidání stylů tabulky ve Writeru<text:bookmark-end text:name="__RefHeading___Toc2687_1735497366"/></text:h>
      <text:p text:style-name="Text_20_body">Styly tabulek jsou uloženy v uživatelském profilu LibreOffice a jsou k dispozici pro všechny dokumenty modulu Writer. Pomocí následujících kroků lze definovat nové styly tabulek:</text:p>
      <text:list xml:id="list85641621398417" text:continue-list="list85642125745562" text:style-name="Numbering_20_1">
        <text:list-item text:start-value="1">
          <text:p text:style-name="Numbering_20_1">Vytvoříme tabulku a použijeme formátování pro buňky, pozadí, ohraničení a další.</text:p>
        </text:list-item>
        <text:list-item>
          <text:p text:style-name="Numbering_20_1">Vybereme celou tabulku.</text:p>
        </text:list-item>
        <text:list-item>
          <text:p text:style-name="Numbering_20_1">Přetáhneme tabulku <text:span text:style-name="T62"> </text:span>do kategorie Styly tabulky na kartě Styly na <text:span text:style-name="T92">p</text:span>ostranním panelu.</text:p>
        </text:list-item>
      </text:list>
      <text:p text:style-name="Text_20_body">Nebo</text:p>
      <text:list xml:id="list85642755951220" text:continue-list="list85641621398417" text:style-name="Numbering_20_1">
        <text:list-item text:start-value="1">
          <text:p text:style-name="P75"><text:span text:style-name="T28">Klepneme do tabulky a v hlavní nabídce z</text:span><text:span text:style-name="T27">volíme</text:span> <text:span text:style-name="Strong_20_Emphasis">Tabulka &gt; Styly automatického formátu</text:span><text:span text:style-name="T62">. </text:span><text:span text:style-name="T27">V</text:span><text:span text:style-name="T28"> dialogovém okně Automatický formát (obrázek </text:span><text:span text:style-name="T28"><text:sequence-ref text:reference-format="value" text:ref-name="refFigure5">6</text:sequence-ref></text:span><text:span text:style-name="T28">) </text:span> klepneme na tlačítko <text:span text:style-name="Strong_20_Emphasis">Přidat</text:span>.</text:p>
        </text:list-item>
        <text:list-item>
          <text:p text:style-name="Numbering_20_1"><text:span text:style-name="T63">V dialogovém okně, které se otevře, z</text:span>adáme název nového tabulkového stylu <text:span text:style-name="T63">a poté </text:span>klepneme na <text:span text:style-name="Strong_20_Emphasis">OK</text:span>.</text:p>
        </text:list-item>
        <text:list-item>
          <text:p text:style-name="P85">Nový styl tabulky je <text:span text:style-name="T63">nyní</text:span> uveden v levém panelu dialogového okna <text:span text:style-name="T63">Automatický formát</text:span>. Opět klepneme na <text:span text:style-name="Strong_20_Emphasis">OK</text:span> a tím zavřeme dialog.</text:p>
        </text:list-item>
      </text:list>
      <text:p text:style-name="Text_20_body">Nový styl tabulky lze použít na tabulky, jak je popsáno v „<text:bookmark-ref text:reference-format="text" text:ref-name="__RefHeading__165511_780470623">Používání stylů</text:bookmark-ref>” na straně <text:bookmark-ref text:reference-format="page" text:ref-name="__RefHeading__165511_780470623">6</text:bookmark-ref>.</text:p>
      <text:p text:style-name="Figure"><draw:frame draw:style-name="fr4" draw:name="Frame1" text:anchor-type="as-char" svg:width="12.083cm" draw:z-index="22"><draw:text-box fo:min-height="5.002cm"><text:p text:style-name="Caption"><text:span text:style-name="T8"><text:line-break/></text:span><draw:frame draw:style-name="fr16" draw:name="Image3" text:anchor-type="char" svg:width="12.083cm" svg:height="6.537cm" draw:z-index="23"><draw:image xlink:href="Pictures/10000201000002830000015C013D129488B9A26A.png" xlink:type="simple" xlink:show="embed" xlink:actuate="onLoad" loext:mime-type="image/png"/></draw:frame>Obrázek <text:sequence text:ref-name="refFigure5" text:name="Figure" text:formula="ooow:Figure+1" style:num-format="1">6</text:sequence>: Styly <text:span text:style-name="T85">A</text:span>utomatického<text:span text:style-name="T85"> f</text:span>ormátu tabulky</text:p></draw:text-box></draw:frame></text:p>
      <text:h text:style-name="Heading_20_1" text:outline-level="1"><text:bookmark-start text:name="__RefHeading__6250_424592115"/>Kopírování stylů ze šablony nebo dokumentu <text:span text:style-name="T64">(Writer)</text:span><text:bookmark-end text:name="__RefHeading__6250_424592115"/></text:h>
      <text:p text:style-name="P24">Styly můžeme do dokumentu zkopírovat načtením ze šablony nebo z jiného dokumentu.</text:p>
      <text:list xml:id="list39202931" text:style-name="Numbering_20_1">
        <text:list-item text:start-value="1">
          <text:p text:style-name="P86">Otevřeme dokument, do kterého chceme styly zkopírovat.</text:p>
        </text:list-item>
        <text:list-item>
          <text:p text:style-name="Numbering_20_1">Na kartě Styly v postranním panelu klepneme na tlačítko <text:span text:style-name="Strong_20_Emphasis">Akce stylů </text:span><text:span text:style-name="Strong_20_Emphasis"><text:span text:style-name="T64"/></text:span> a poté zvolíme <text:span text:style-name="Strong_20_Emphasis">Načíst styly</text:span>.</text:p>
        </text:list-item>
        <text:list-item>
          <text:p text:style-name="P76">V dialogovém okně Načíst styly (obrázek <text:sequence-ref text:reference-format="value" text:ref-name="refFigure6">7</text:sequence-ref>) najdeme buď šablonu nebo obyčejný dokument, ze kterého chceme styly zkopírovat. <text:span text:style-name="T64">C</text:span>hceme-li vybrat požadovaný dokument,  <text:span text:style-name="T64">k</text:span>lepneme na tlačítko <text:span text:style-name="Strong_20_Emphasis">Ze souboru</text:span> a otevřeme dialogové okno <text:span text:style-name="T64">pro výběr souboru.</text:span></text:p>
        </text:list-item>
        <text:list-item>
          <text:p text:style-name="Numbering_20_1">V zaškrtávacích polích v dolní části dialogového okna <text:span text:style-name="T92">Načíst styly </text:span> vybereme kategorie stylů, které se mají zkopírovat.</text:p>
        </text:list-item>
        <text:list-item>
          <text:p text:style-name="Numbering_20_1"><text:soft-page-break/>Vybereme <text:span text:style-name="Strong_20_Emphasis">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Strong_20_Emphasis">OK</text:span>.</text:p>
        </text:list-item>
      </text:list>
      <text:p text:style-name="P23"><draw:frame draw:style-name="fr1" draw:name="Frame513" text:anchor-type="as-char" svg:width="13.062cm" draw:z-index="24"><draw:text-box fo:min-height="6.294cm"><text:p text:style-name="Caption"><draw:frame draw:style-name="fr15" draw:name="Image346" text:anchor-type="paragraph" svg:width="12.771cm" svg:height="6.018cm" draw:z-index="25"><draw:image xlink:href="Pictures/100002010000029800000139D021E38BF26BB71C.png" xlink:type="simple" xlink:show="embed" xlink:actuate="onLoad" loext:mime-type="image/png"/></draw:frame>Obrázek <text:sequence text:ref-name="refFigure6" text:name="Figure" text:formula="ooow:Figure+1" style:num-format="1">7</text:sequence>: Kopírování stylů ze šablony do otevřeného dokumentu</text:p></draw:text-box></draw:frame><text:change-start text:change-id="ct3095291057584"/></text:p>
      <text:list xml:id="list85641976828503" text:continue-list="list85641394417414" text:style-name="Heading_20_Tip">
        <text:list-item>
          <text:p text:style-name="Heading_20_Tip"><text:change-end text:change-id="ct3095291057584"/>Tip</text:p>
        </text:list-item>
      </text:list>
      <text:p text:style-name="Text_20_Note">Dialogové okno <text:span text:style-name="T92">Načíst styly můžeme také zobrazit v hlavní nabídce </text:span><text:span text:style-name="Strong_20_Emphasis"><text:span text:style-name="T92">Styly &gt; Načíst styly</text:span></text:span><text:span text:style-name="T92"/><text:span text:style-name="T99"/><text:span text:style-name="T23"/><text:span text:style-name="T92">.</text:span></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na kartě Styly je vybereme (při výběru více stylů podržíme <text:span text:style-name="T86"/> <text:span text:style-name="Keystroke">C</text:span><text:span text:style-name="Keystroke"><text:span text:style-name="T86">on</text:span></text:span><text:span text:style-name="Keystroke">tr</text:span><text:span text:style-name="Keystroke"><text:span text:style-name="T86">o</text:span></text:span><text:span text:style-name="Keystroke">l</text:span> <text:span text:style-name="T86"> </text:span>), poté klepneme pravým tlačítkem na vybraný styl a v místní nabídce vybereme <text:span text:style-name="Strong_20_Emphasis">Smazat</text:span>.</text:p>
      <text:p text:style-name="Text_20_body">Jestliže se styl nepoužívá, smaže se okamžitě a bez potvrzení. Pokud se styl používá, zobrazí se upozornění vyžadující potvrzení smazání. <text:span text:style-name="T93">Smazání potvrdíme klepnutím na tlačítko </text:span><text:span text:style-name="Strong_20_Emphasis"><text:span text:style-name="T93">Ano</text:span></text:span><text:span text:style-name="T93">.</text:span></text:p>
      <text:list xml:id="list85642293942448" text:continue-list="list85642697905441"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55" text:outline-level="1"><text:bookmark-start text:name="__RefHeading___Toc3371_1116602817"/>Co <text:span text:style-name="T66">jsou</text:span> šablon<text:span text:style-name="T65">y</text:span>? <text:span text:style-name="T65">Proč je používáme?</text:span><text:bookmark-end text:name="__RefHeading___Toc3371_1116602817"/></text:h>
      <text:p text:style-name="Text_20_body"><text:alphabetical-index-mark text:string-value="popis" text:key1="šablona"/>Šablona je vzorový dokument, který používáme pro vytváření dalších dokumentů. Šablonu můžeme využít například k vytvoření vzoru obchodní zprávy s logem firmy na první stránce. Nové dokumenty vytvořené z této šablony pak vždy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P8"><text:soft-page-break/>Všechny dokumenty v balíku LibreOffice jsou vytvářeny na základě šablon. <text:span text:style-name="T68">Můžeme vytvořit nebo stáhnout a nainstalovat neomezené množství šablon </text:span><text:span text:style-name="T69"> a pro každý typ dokumentu (textový, sešit, kresbu nebo prezentaci) můžeme definovat výchozí šablonu</text:span><text:span text:style-name="T68">. </text:span>Pokud <text:span text:style-name="T29">nevybereme</text:span> šablonu při vytváření nového dokumentu, potom se <text:span text:style-name="T65">nový dokument</text:span>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astavení výchozí šablony</text:reference-ref>” na straně <text:reference-ref text:reference-format="page" text:ref-name="Setting a default template">18</text:reference-ref><text:s/>.</text:p>
      <text:p text:style-name="Text_20_body"><text:span text:style-name="T65">Ve Writeru</text:span> můžeme vytvářet šablony pro <text:span text:style-name="T93">h</text:span>lavní <text:span text:style-name="T93">d</text:span>okumenty stejně jako pro obyčejné dokumenty.</text:p>
      <text:h text:style-name="Heading_20_1" text:outline-level="1"><text:bookmark-start text:name="__RefHeading__165545_780470623"/><text:span text:style-name="T70">V</text:span>ytvo<text:span text:style-name="T70">ření</text:span> <text:alphabetical-index-mark text:string-value="vytvoření ze šablony" text:key1="dokument"/>dokumentu <text:span text:style-name="T70">ze šablony</text:span><text:bookmark-end text:name="__RefHeading__165545_780470623"/></text:h>
      <text:p text:style-name="P8">Nová instalace LibreOffice možná nebude obsahovat <text:span text:style-name="T65">m</text:span>noho šablon, ale můžeme vytvořit šablony vlastní (viz „<text:bookmark-ref text:reference-format="text" text:ref-name="__RefHeading__165547_780470623">Vytvoření šablony</text:bookmark-ref>” na straně <text:bookmark-ref text:reference-format="page" text:ref-name="__RefHeading__165547_780470623">15</text:bookmark-ref>) nebo nainstalovat šablony získané z jiných zdrojů (viz „<text:bookmark-ref text:reference-format="text" text:ref-name="__RefHeading__40102586">Přidání šablon získaných z jiných zdrojů</text:bookmark-ref>” na straně <text:bookmark-ref text:reference-format="page" text:ref-name="__RefHeading__40102586">17</text:bookmark-ref>).</text:p>
      <text:p text:style-name="Text_20_body">Vytvoření <text:span text:style-name="T72">dokumentu ze </text:span>šablony:</text:p>
      <text:list xml:id="list85642451473904" text:continue-list="list85642755951220" text:style-name="Numbering_20_1">
        <text:list-item text:start-value="1">
          <text:p text:style-name="P77"><text:bookmark-start text:name="__RefNumPara__3016_1638172601"/><text:span text:style-name="T93">V hlavní nabídce zvolíme </text:span><text:span text:style-name="Strong_20_Emphasis">Soubor &gt; Nový &gt; Šablony </text:span><text:span text:style-name="T46"/><text:span text:style-name="T93"> nebo vybereme v hlavní nabídce </text:span><text:span text:style-name="Strong_20_Emphasis"><text:span text:style-name="T93">Soubor &gt; Šablony &gt; Spravovat šablony</text:span></text:span><text:span text:style-name="T93"> </text:span><text:span text:style-name="T46"/><text:span text:style-name="T93"> nebo zmáčkneme </text:span><text:span text:style-name="Keystroke"><text:span text:style-name="T93">Ctrl + Shift + N</text:span></text:span><text:span text:style-name="T93"> nebo klepneme na malou šipku vedle ikony </text:span><text:span text:style-name="Strong_20_Emphasis"><text:span text:style-name="T93">Nový</text:span></text:span><text:span text:style-name="T93"> na standardní nástrojové liště a zvolíme z rozevíracího seznamu </text:span><text:span text:style-name="Strong_20_Emphasis"><text:span text:style-name="T93">Šablony</text:span></text:span><text:span text:style-name="T93"> nebo zvolíme na úvodní obrazovce </text:span><text:span text:style-name="Strong_20_Emphasis"><text:span text:style-name="T93">Šablony &gt; Spravovat šablony</text:span></text:span><text:span text:style-name="T93"/>. Otevře se dialogové okno Šablony.<text:bookmark-end text:name="__RefNumPara__3016_1638172601"/></text:p>
        </text:list-item>
        <text:list-item>
          <text:p text:style-name="Numbering_20_1">Ze seznamu <text:span text:style-name="Emphasis"><text:span text:style-name="T70">Filtrovat</text:span></text:span><text:span text:style-name="T70"> </text:span><text:span text:style-name="T70"/> ve vrchní části dialogového okna <text:span text:style-name="T72">Šablony </text:span> <text:span text:style-name="T70">můžeme </text:span>vybrat <text:span text:style-name="T70">typ a </text:span>kategorii šablony, kterou chceme použít. Zobrazí se seznam všech šablon v této složce (jak je zobrazeno na obrázku <text:sequence-ref text:reference-format="value" text:ref-name="refFigure7">8</text:sequence-ref>).</text:p>
        </text:list-item>
        <text:list-item>
          <text:p text:style-name="Numbering_20_1">Zvolíme požadovanou šablonu a klepneme na <text:span text:style-name="Strong_20_Emphasis">O</text:span><text:span text:style-name="Strong_20_Emphasis"><text:span text:style-name="T70">tevřít</text:span></text:span> nebo dvakrát klepneme na šablonu. Otevře se nový dokument založený na šabloně.</text:p>
        </text:list-item>
      </text:list>
      <text:list xml:id="list85640929434943" text:continue-list="list85641976828503" text:style-name="Heading_20_Tip">
        <text:list-item>
          <text:p text:style-name="Heading_20_Tip">Tip</text:p>
        </text:list-item>
      </text:list>
      <text:p text:style-name="P45">Šablonu můžeme otevřít také dvojitým klepnutím na šablonu v prohlížeči souborů.</text:p>
      <text:p text:style-name="Text_20_body">Šablona, na které je dokument založen, je uvedena v <text:span text:style-name="Strong_20_Emphasis">Soubor &gt; Vlastnosti &gt; Obecné</text:span>. Je s dokumentem propojena do té doby, než se změní a pokud zároveň při otevírání dokumentu zvolíme, že se dokument nemá kvůli změněné šabloně aktualizovat.</text:p>
      <text:p text:style-name="Figure"><draw:frame draw:style-name="fr4" draw:name="Frame2" text:anchor-type="as-char" svg:width="13.795cm" draw:z-index="26"><draw:text-box fo:min-height="7.41cm"><text:p text:style-name="Caption"><draw:frame draw:style-name="fr14" draw:name="Image4" text:anchor-type="as-char" svg:width="13.795cm" style:rel-width="100%" svg:height="7.41cm" style:rel-height="scale" draw:z-index="27"><draw:image xlink:href="Pictures/10000201000002500000013E197084FFA9B7D81A.png" xlink:type="simple" xlink:show="embed" xlink:actuate="onLoad" loext:mime-type="image/png"/></draw:frame><text:span text:style-name="T8"><text:line-break/></text:span>Obrázek <text:sequence text:ref-name="refFigure7" text:name="Figure" text:formula="ooow:Figure+1" style:num-format="1">8</text:sequence>: <text:span text:style-name="T87">Dialogové okno Šablony zobrazující vybranou šablonu</text:span></text:p></draw:text-box></draw:frame></text:p>
      <text:list xml:id="list85641771906750" text:continue-numbering="true" text:style-name="Heading_20_Tip">
        <text:list-item>
          <text:p text:style-name="Heading_20_Tip"><text:soft-page-break/>Tip</text:p>
        </text:list-item>
      </text:list>
      <text:p text:style-name="P42">Na úvodní obrazovce klepneme na tlačítko Šablony a zobrazí se nám dostupné šablony bez otevření dialogového okna šablony. Klepneme na požadovanou šablonu a vytvoříme nový dokument.</text:p>
      <text:h text:style-name="P54"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uložením dokumentu jako šablonu nebo <text:span text:style-name="T87">(ve Writeru) </text:span>použitím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Můžeme tak například uložit nastavení tiskárny nebo obecné vlastnosti nastavované v <text:span text:style-name="Strong_20_Emphasis">Nástroje &gt; Možnosti</text:span>, například <text:span text:style-name="T93">c</text:span>esty a <text:span text:style-name="T93">b</text:span>arvy.</text:p>
      <text:p text:style-name="Text_20_body">Šablony mohou také obsahovat předdefinovaný text, který pak nemusíme psát pokaždé při vytváření nového dokumentu. Šablona dopisu může například obsahovat jméno, adresu a oslovení.</text:p>
      <text:p text:style-name="Text_20_body">Do šablony je možné uložit také přizpůsobení nabídek a nástrojových lišt; více informací se nachází v kapitole 14 - Přizpůsobení balíku LibreOffice.</text:p>
      <text:p text:style-name="Text_20_body">Pro vytvoření šablony z dokumentu:</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Strong_20_Emphasis">Soubor &gt; Šablony &gt; Uložit jako šablonu</text:span>. Otevře se dialogové okno <text:span text:style-name="T87">U</text:span>ložit jako šablonu (obrázek <text:sequence-ref text:reference-format="value" text:ref-name="refFigure8">9</text:sequence-ref>), které zobrazí existující kategorie a <text:span text:style-name="T70">textové pole</text:span>, kde lze zadat název nové šablony.</text:p>
        </text:list-item>
        <text:list-item>
          <text:p text:style-name="Numbering_20_1"><text:span text:style-name="T70">Volitelně v</text:span>ybereme <text:span text:style-name="T30"/> kategorii šablony<text:span text:style-name="T70">, například </text:span><text:span text:style-name="Emphasis"><text:span text:style-name="T70">Moje šablony</text:span></text:span><text:span text:style-name="T70"> nebo </text:span><text:span text:style-name="Emphasis"><text:span text:style-name="T70">Obchodní korespondence</text:span></text:span>. <text:span text:style-name="T71">Tuto šablonu můžeme také nastavit jako výchozí šablonu nebo to provést později.</text:span></text:p>
        </text:list-item>
        <text:list-item>
          <text:p text:style-name="Numbering_20_1">Klikneme na <text:span text:style-name="Strong_20_Emphasis">Uložit</text:span>. Šablona se uloží a dialogové okno zavře.</text:p>
        </text:list-item>
      </text:list>
      <text:p text:style-name="Figure"><draw:frame draw:style-name="fr4" draw:name="Frame4" text:anchor-type="as-char" svg:width="6.752cm" draw:z-index="14"><draw:text-box fo:min-height="8.204cm"><text:p text:style-name="Caption"><draw:frame draw:style-name="fr14" draw:name="Image6" text:anchor-type="as-char" svg:width="7.433cm" style:rel-width="100%" svg:height="8.412cm" style:rel-height="scale" draw:z-index="15"><draw:image xlink:href="Pictures/100002010000013F000001691F4104A97800862F.png" xlink:type="simple" xlink:show="embed" xlink:actuate="onLoad" loext:mime-type="image/png"/></draw:frame><text:span text:style-name="T8"><text:line-break/></text:span>Obrázek <text:sequence text:ref-name="refFigure8" text:name="Figure" text:formula="ooow:Figure+1" style:num-format="1">9</text:sequence>: <text:span text:style-name="T87">Dialogové okno Uložit jako šablonu</text:span></text:p></draw:text-box></draw:frame></text:p>
      <text:h text:style-name="Heading_20_2" text:outline-level="2"><text:bookmark-start text:name="__RefHeading__165551_780470623"/><text:soft-page-break/><text:alphabetical-index-mark text:string-value="vytvoření pomocí průvodce" text:key1="šablona"/>Vytváření šablony pomocí průvodce<text:bookmark-end text:name="__RefHeading__165551_780470623"/></text:h>
      <text:p text:style-name="Text_20_body">Pro vytvoření šablony dopisů, faxů a porad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85640965530308" text:continue-list="list85642451473904" text:style-name="Numbering_20_1">
        <text:list-item text:start-value="1">
          <text:p text:style-name="P72">V hlavní nabídce zvolíme <text:span text:style-name="Strong_20_Emphasis">Soubor &gt; Průvodci &gt; [požadovaný typ šablony]</text:span> (viz obrázek <text:sequence-ref text:reference-format="value" text:ref-name="refFigure9">10</text:sequence-ref>).</text:p>
        </text:list-item>
        <text:list-item>
          <text:p text:style-name="P72">Postupujeme podle pokynů na stránkách průvodce. Postup je mírně odlišný pro každý typ šablony, ale struktura průvodce je vždy velmi podobná.</text:p>
        </text:list-item>
      </text:list>
      <text:p text:style-name="P22"><draw:frame draw:style-name="fr4" draw:name="Frame3" text:anchor-type="as-char" svg:width="8.939cm" draw:z-index="10"><draw:text-box fo:min-height="6.503cm"><text:p text:style-name="Caption"><draw:frame draw:style-name="fr13" draw:name="Image5" text:anchor-type="paragraph" svg:width="8.92cm" svg:height="6.001cm" draw:z-index="11"><draw:image xlink:href="Pictures/100000000000018A000001099A1173774D6D13FD.png" xlink:type="simple" xlink:show="embed" xlink:actuate="onLoad" loext:mime-type="image/png"/></draw:frame><text:span text:style-name="T8"><text:line-break/></text:span>Obrázek <text:sequence text:ref-name="refFigure9" text:name="Figure" text:formula="ooow:Figure+1" style:num-format="1">10</text:sequence>: Vytváření šablony pomocí průvodce</text:p></draw:text-box></draw:frame></text:p>
      <text:list xml:id="list85642641438650" text:continue-numbering="true" text:style-name="Numbering_20_1">
        <text:list-item>
          <text:p text:style-name="P78">V poslední části průvodce můžeme určit název šablony, <text:span text:style-name="T36">který</text:span> se bude zobrazovat v dialogovém okně Šablony, a také název a umístění pro uložení šablony. Tyto názvy se mohou lišit, což může později vést k nedorozumění. Výchozím umístěním je adresář šablon uživatele, můžeme však zvolit i jiné umístění.</text:p>
        </text:list-item>
        <text:list-item>
          <text:p text:style-name="P87">Pro nastavení názvu souboru nebo změnu adresáře zvolíme tlačítko <text:span text:style-name="Strong_20_Emphasis">Cesta</text:span> (tři tečky vpravo od pole umístění). Otevře se dialogové okno Uložit jako. Provedeme výběr a klepnutím na <text:span text:style-name="Strong_20_Emphasis">Uložit</text:span> dialogové okno zavřeme.</text:p>
        </text:list-item>
        <text:list-item>
          <text:p text:style-name="Numbering_20_1">Nakonec zvolíme zda okamžitě vytvořit z šablony nový dokument, nebo ručně upravit, a klepneme na <text:span text:style-name="Strong_20_Emphasis">Dokončit</text:span>. Šablonu vytvořenou pomocí průvodce můžeme využívat pro vytváření dokumentů stejně jako jakoukoliv jinou šablonu.</text:p>
        </text:list-item>
      </text:list>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P25">Chceme-li šablonu upravit:</text:p>
      <text:list xml:id="list85642337200898" text:continue-list="list8478416735796673611" text:style-name="Numbering_20_1">
        <text:list-item text:start-value="1">
          <text:p text:style-name="Numbering_20_1"><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P79"><text:span text:style-name="T72">V dialogovém okně Šablony najdeme</text:span> šablonu, kterou chceme upravit. Klepneme na ni pravým tlačítkem <text:span text:style-name="T73"/> a poté v místní nabídce <text:span text:style-name="T72"/> klepneme na <text:span text:style-name="Strong_20_Emphasis">Upravit</text:span> (viz obrázek <text:sequence-ref text:reference-format="value" text:ref-name="refFigure7">8</text:sequence-ref>). Šablona se otevře v LibreOffice.</text:p>
        </text:list-item>
        <text:list-item>
          <text:p text:style-name="Numbering_20_1">Upravíme šablonu <text:span text:style-name="T94">a uložíme změny</text:span>, jako by se jednalo <text:span text:style-name="T42">o</text:span> jakýkoliv jiný dokument.</text:p>
        </text:list-item>
      </text:list>
      <text:h text:style-name="Heading_20_2" text:outline-level="2"><text:bookmark-start text:name="__RefHeading__39375263"/><text:soft-page-break/>Aktualizace dokumentu ze změněné šablony<text:bookmark-end text:name="__RefHeading__39375263"/></text:h>
      <text:p text:style-name="Text_20_body">Pokud příště otevřeme dokument, který byl <text:span text:style-name="T99"/>vytvořen ze změněné šablony, zobrazí se zpráva s potvrzením.</text:p>
      <text:p text:style-name="P24">Chceme-li dokument aktualizovat:</text:p>
      <text:list xml:id="list85642470645456" text:continue-list="list85642641438650" text:style-name="Numbering_20_1">
        <text:list-item text:start-value="1">
          <text:p text:style-name="Numbering_20_1">Klepnutím na <text:span text:style-name="Strong_20_Emphasis">Aktualizovat styly</text:span> použijeme styly ze změněné šablony na dokument.</text:p>
        </text:list-item>
        <text:list-item>
          <text:p text:style-name="Numbering_20_1">Pokud nechceme v dokumentu změněné styly použít, zvolíme <text:span text:style-name="Strong_20_Emphasis">Ponechat původní styly</text:span> (je však třeba vzít v úvahu níže uvedené upozornění).</text:p>
        </text:list-item>
      </text:list>
      <text:list xml:id="list85641591515918" text:continue-list="list85642293942448" text:style-name="Heading_20_Caution">
        <text:list-item>
          <text:p text:style-name="Heading_20_Caution">Upozornění</text:p>
        </text:list-item>
      </text:list>
      <text:p text:style-name="P31">Pokud zvolíme <text:span text:style-name="Strong_20_Emphasis">Ponechat původní styly</text:span>, dokument už nebude se šablonou propojen, přestože se název šablony bude nadále zobrazovat v <text:span text:style-name="Strong_20_Emphasis">Soubor &gt; Vlastnosti &gt; Obecné</text:span>.</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Na oficiální úložiště šablon můžeme přejít pomocí tlačítka <text:span text:style-name="Strong_20_Emphasis">Procházet šablony online</text:span>, které se nachází na levé spodní straně dialogového okna Šablony, jak ukazuje obrázek <text:sequence-ref text:reference-format="value" text:ref-name="refFigure10">11</text:sequence-ref> nebo tím, že do prohlížeče zadáme adresu <text:a xlink:type="simple" xlink:href="https://extensions.libreoffice.org/templates" text:style-name="Internet_20_link" text:visited-style-name="Visited_20_Internet_20_Link">https://extensions.libreoffice.org/templates</text:a>.</text:p>
      <text:p text:style-name="Text_20_body">Na jiných webových stránkách lze najít sady šablon, které byly zabaleny do souborů rozšíření (OXT). Takové šablony se instalují odlišně, jak je uvedeno dále.</text:p>
      <text:p text:style-name="Figure"><draw:frame draw:style-name="fr5" draw:name="Frame7" text:anchor-type="as-char" svg:width="10.529cm" svg:height="2.551cm" style:rel-height="scale-min" draw:z-index="12"><draw:text-box><text:p text:style-name="Caption"><draw:frame draw:style-name="fr12" draw:name="graphics1" text:anchor-type="paragraph" svg:width="10.529cm" style:rel-width="100%" svg:height="2.551cm" style:rel-height="scale" draw:z-index="13"><draw:image xlink:href="Pictures/10000000000001C60000006E3D724EC64EC24F61.png" xlink:type="simple" xlink:show="embed" xlink:actuate="onLoad" loext:mime-type="image/png"/></draw:frame><text:span text:style-name="T8"><text:line-break/></text:span>Obrázek <text:sequence text:ref-name="refFigure10" text:name="Figure" text:formula="ooow:Figure+1" style:num-format="1">11</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25">Chceme-li nainstalovat jednotlivé šablony:</text:p>
      <text:list xml:id="list85642129636422" text:continue-list="list85642470645456" text:style-name="Numbering_20_1">
        <text:list-item text:start-value="1">
          <text:p text:style-name="Numbering_20_1">Šablonu stáhneme a uložíme ji někam do počítače.</text:p>
        </text:list-item>
        <text:list-item>
          <text:p text:style-name="Numbering_20_1">V dialogovém okně Šablony klepneme na tlačítko <text:span text:style-name="Strong_20_Emphasis">Importovat</text:span>, které je umístěno vpravo dole. Zobrazí se dialog pro výběr kategorie.</text:p>
        </text:list-item>
        <text:list-item>
          <text:p text:style-name="Numbering_20_1">Najdeme a vybereme kategorii, kde chceme importovat šablonu a klepneme na <text:span text:style-name="Strong_20_Emphasis">OK</text:span>. Otevře se standardní dialogové okno pro výběr souboru.</text:p>
        </text:list-item>
        <text:list-item>
          <text:p text:style-name="Numbering_20_1">Najdeme a vybereme šablonu, kterou chceme importovat a klepneme na <text:span text:style-name="Strong_20_Emphasis">Otevřít</text:span>. Okno pro výběr souboru se zavře a zvolená šablona se zobrazí ve vybrané kategorii.</text:p>
        </text:list-item>
      </text:list>
      <text:list xml:id="list85641900160581" text:continue-list="list85641771906750" text:style-name="Heading_20_Tip">
        <text:list-item>
          <text:p text:style-name="Heading_20_Tip">Tip</text:p>
        </text:list-item>
      </text:list>
      <text:p text:style-name="P32">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text:soft-page-break/>Instalace více šablon<text:bookmark-end text:name="__RefHeading__77601_886442828"/></text:h>
      <text:p text:style-name="Text_20_body">Správce rozšíření nabízí snadný způsob instalace sad šablon, které byly připraveny jako rozšíření. Postupujeme následovně:</text:p>
      <text:list xml:id="list85641781934123" text:continue-list="list85642129636422" text:style-name="Numbering_20_1">
        <text:list-item text:start-value="1">
          <text:p text:style-name="Numbering_20_1">Stáhneme balík s rozšířením (soubor OXT) a uložíme ho někam do počítače.</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T74">dialogového okna Šablony</text:span>, rozšíření je uvedeno v seznamu ve správci rozšíření.</text:p>
        </text:list-item>
      </text:list>
      <text:p text:style-name="Text_20_body">Více informací o správci rozšíření se nachází v kapitole 14 -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vytvoříme dokument ve <text:span text:style-name="T95">Writeru, Calcu, Impressu nebo Draw </text:span>výběrem z hlavní nabídky <text:span text:style-name="Strong_20_Emphasis">Soubor &gt; Nový &gt; </text:span><text:span text:style-name="Strong_20_Emphasis"><text:span text:style-name="T75">[</text:span></text:span><text:span text:style-name="Strong_20_Emphasis">D</text:span><text:span text:style-name="Strong_20_Emphasis"><text:span text:style-name="T75">ru</text:span></text:span><text:span text:style-name="Strong_20_Emphasis">h </text:span><text:span text:style-name="Strong_20_Emphasis"><text:span text:style-name="T75"/></text:span><text:span text:style-name="Strong_20_Emphasis"> dokumentu</text:span><text:span text:style-name="Strong_20_Emphasis"><text:span text:style-name="T75">]</text:span></text:span> <text:span text:style-name="T95">nebo výběrem některého z tlačítek v oblasti </text:span><text:span text:style-name="Emphasis"><text:span text:style-name="T95">Vytvořit</text:span></text:span><text:span text:style-name="T95"> úvodní obrazovky, </text:span>LibreOffice vytvoří dokument ze šablony, která je pro daný typ dokumentu nastavena jako výchozí. Toto nastavení je však možné kdykoliv změnit.</text:p>
      <text:h text:style-name="P62"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Strong_20_Emphasis">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Šablony lze nastavit jako výchozí pro daný typ dokumentu:</text:p>
      <text:list xml:id="list85642585677513" text:continue-list="list85641781934123" text:style-name="Numbering_20_1">
        <text:list-item text:start-value="1">
          <text:p text:style-name="P73"><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Numbering_20_1">V dialogovém okně Šablony otevřeme složku, v níž se nachází šablona, kterou chceme nastavit jako výchozí. Poté tuto šablonu vybereme.</text:p>
        </text:list-item>
        <text:list-item>
          <text:p text:style-name="Numbering_20_1">Klepneme pravým tlačítkem na vybranou šablonu a zvolíme položku <text:span text:style-name="Strong_20_Emphasis">Nastavit </text:span><text:span text:style-name="Strong_20_Emphasis"><text:span text:style-name="T95">j</text:span></text:span><text:span text:style-name="Strong_20_Emphasis">ako </text:span><text:span text:style-name="Strong_20_Emphasis"><text:span text:style-name="T95">v</text:span></text:span><text:span text:style-name="Strong_20_Emphasis">ýchozí</text:span> (viz obrázek <text:sequence-ref text:reference-format="value" text:ref-name="refFigure7">8</text:sequence-ref>).</text:p>
        </text:list-item>
      </text:list>
      <text:p text:style-name="Text_20_body"><text:span text:style-name="T95">Výchozí šablona je označena zelenou značkou zaškrtnutí. </text:span>Až budeme příště vytvářet dokument daného typu volbou <text:span text:style-name="Strong_20_Emphasis">Soubor &gt; Nový</text:span> <text:span text:style-name="T95">(nebo ekvivalent)</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Šablony klepneme na ikonu <text:span text:style-name="Strong_20_Emphasis"><text:span text:style-name="T76">Nastavení</text:span></text:span> vlevo dole (obrázek <text:sequence-ref text:reference-format="value" text:ref-name="refFigure11">12</text:sequence-ref>).</text:p>
        </text:list-item>
        <text:list-item>
          <text:p text:style-name="Numbering_20_1">V rozbalovací nabídce vybereme <text:span text:style-name="Strong_20_Emphasis">Obnovit výchozí šablonu</text:span> a klepneme na <text:span text:style-name="Strong_20_Emphasis">Textový dokument</text:span> (nebo jiný typ šablony).</text:p>
        </text:list-item>
      </text:list>
      <text:p text:style-name="Text_20_body">Tyto volby se nezobrazí, pokud je jako výchozí nastavena vlastní šablona, jak bylo popsáno v předchozí části.</text:p>
      <text:p text:style-name="P38">Následujícím způsobem můžeme také resetovat výchozí šablonu :</text:p>
      <text:list xml:id="list85641466968710" text:continue-list="list39198850" text:style-name="Numbering_20_1">
        <text:list-item text:start-value="1">
          <text:p text:style-name="P82">Jdeme do dialogového okna Šablony a otevřeme kategorii obsahující šablonu, kterou jsme nastavili jako výchozí. Je označena zelenou značkou zaškrtnutí.</text:p>
        </text:list-item>
        <text:list-item>
          <text:p text:style-name="P82"><text:span text:style-name="T68">Klepneme pravým tlačítkem myši na tuto šablonu a zvolíme z místní nabídky </text:span><text:span text:style-name="Strong_20_Emphasis">Obnovit výchozí </text:span><text:span text:style-name="T68">.</text:span></text:p>
        </text:list-item>
      </text:list>
      <text:p text:style-name="Text_20_body">Až budeme příště vytvářet dokument volbou <text:span text:style-name="Strong_20_Emphasis">Soubor &gt; Nový</text:span><text:span text:style-name="T95"> (nebo ekvivalent)</text:span>, vytvoří se z původní výchozí šablony pro daný typ dokumentu.</text:p>
      <text:p text:style-name="Figure"><text:soft-page-break/><draw:frame draw:style-name="fr1" draw:name="Frame714" text:anchor-type="as-char" svg:width="12.659cm" draw:z-index="4"><draw:text-box fo:min-height="5.376cm"><text:p text:style-name="Caption"><draw:frame draw:style-name="fr11" draw:name="Image351" text:anchor-type="paragraph" svg:width="12.183cm" svg:height="4.907cm" draw:z-index="5"><draw:image xlink:href="Pictures/100002010000031D00000141F63730ACA91AEA96.png" xlink:type="simple" xlink:show="embed" xlink:actuate="onLoad" loext:mime-type="image/png"/></draw:frame>Obrázek <text:sequence text:ref-name="refFigure11" text:name="Figure" text:formula="ooow:Figure+1" style:num-format="1">12</text:sequence>: Obnovení výchozí šablony textových dokumentů</text:p></draw:text-box></draw:frame></text:p>
      <text:h text:style-name="Heading_20_1" text:outline-level="1"><text:bookmark-start text:name="__RefHeading__165563_780470623"/><text:reference-mark-start text:name="Organizing templates"/>Správa šablon<text:bookmark-end text:name="__RefHeading__165563_780470623"/><text:reference-mark-end text:name="Organizing templates"/></text:h>
      <text:p text:style-name="P9">V LibreOffice je možné spravovat pouze šablony, které se nachází ve složkách pro šablony <text:span text:style-name="T79">(</text:span>kategoriích<text:span text:style-name="T79">), ačkoliv můžeme vytvořit </text:span><text:span text:style-name="T31">dokument</text:span><text:span text:style-name="T79"> ze šablony, která není v žádné z těchto složek</text:span>. Můžeme ale vytvářet nové kategorie šablon a pomocí nich šablony uspořádat. Například můžeme mít kategorii pro šablony zprávy a jinou složku pro šablony dopisů. Šablony je možné také importovat a exportovat.</text:p>
      <text:list xml:id="list85641781626901" text:continue-list="list85641900160581" text:style-name="Heading_20_Tip">
        <text:list-item>
          <text:p text:style-name="P67">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P12">Nejprve otevřeme dialogové okno Šablony, <text:span text:style-name="T41">jak je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h text:style-name="Heading_20_2" text:outline-level="2"><text:bookmark-start text:name="__RefHeading__27761_1681342437"/>Vytvoření <text:alphabetical-index-mark text:string-value="složky" text:key1="šablona"/>kategorie šablon<text:bookmark-end text:name="__RefHeading__27761_1681342437"/></text:h>
      <text:p text:style-name="P24">Chceme-li vytvořit kategorii pro šablony:</text:p>
      <text:list xml:id="list39225819" text:style-name="Numbering_20_1">
        <text:list-item>
          <text:p text:style-name="P80">Klepneme na tlačítko <text:span text:style-name="Strong_20_Emphasis"><text:span text:style-name="T77">Nastavení</text:span></text:span> v levé spodní části dialogového okna <text:span text:style-name="T79"/> Šablony.</text:p>
        </text:list-item>
        <text:list-item>
          <text:p text:style-name="Numbering_20_1">V místní nabídce zvolíme <text:span text:style-name="Strong_20_Emphasis">Nová </text:span><text:span text:style-name="Strong_20_Emphasis"><text:span text:style-name="T79">k</text:span></text:span><text:span text:style-name="Strong_20_Emphasis">ategorie</text:span> (viz obrázek <text:sequence-ref text:reference-format="value" text:ref-name="refFigure12">13</text:sequence-ref>).</text:p>
        </text:list-item>
        <text:list-item>
          <text:p text:style-name="P80">V dialogovém okně, které se otevře, zadáme název nové kategorie a klepneme na <text:span text:style-name="Strong_20_Emphasis">OK</text:span>. <text:span text:style-name="T68">Nová kategorie se objeví v seznamu kategorií.</text:span></text:p>
        </text:list-item>
      </text:list>
      <text:p text:style-name="Figure"><draw:frame draw:style-name="fr4" draw:name="Frame8" text:anchor-type="as-char" svg:width="8.841cm" draw:z-index="29"><draw:text-box fo:min-height="5.549cm"><text:p text:style-name="Caption"><draw:frame draw:style-name="fr10" draw:name="Image9" text:anchor-type="as-char" svg:y="-0.349cm" svg:width="8.841cm" svg:height="5.001cm" draw:z-index="30"><draw:image xlink:href="Pictures/10000201000001FF00000110E2C08B5D1CB90CF9.png" xlink:type="simple" xlink:show="embed" xlink:actuate="onLoad" loext:mime-type="image/png"/></draw:frame><text:span text:style-name="T8"><text:line-break/></text:span>Obrázek <text:sequence text:ref-name="refFigure12" text:name="Figure" text:formula="ooow:Figure+1" style:num-format="1">13</text:sequence>: <text:span text:style-name="T88">Vytváření nové kategorie šablony</text:span></text:p></draw:text-box></draw:frame></text:p>
      <text:list xml:id="list85642256454517" text:continue-list="list85641481615707" text:style-name="Heading_20_Note">
        <text:list-item>
          <text:p text:style-name="Heading_20_Note">Poznámka</text:p>
        </text:list-item>
      </text:list>
      <text:p text:style-name="P31">Uvnitř kategorie šablony nelze vytvořit novou kategorii.</text:p>
      <text:h text:style-name="Heading_20_2" text:outline-level="2"><text:bookmark-start text:name="__RefHeading__27763_1681342437"/><text:soft-page-break/>Smazání kategorie šablon<text:bookmark-end text:name="__RefHeading__27763_1681342437"/></text:h>
      <text:p text:style-name="Text_20_body">Kategorie pro šablony dodávané s balíkem LibreOffice smazat nelze. Nelze ani smazat kategorie přidané správcem rozšíření, pokud nejprve nesmažeme rozšíření, které je vytvořilo.</text:p>
      <text:p text:style-name="Text_20_body">Můžeme však smazat kategorie, které jsme vytvořili. <text:span text:style-name="T9">Otevřeme dialogové okno Šablony, klepneme na tlačítko </text:span><text:span text:style-name="Strong_20_Emphasis"><text:span text:style-name="T9">Nastavení</text:span></text:span><text:span text:style-name="T9"> a v</text:span>ybereme z místní nabídky <text:span text:style-name="Strong_20_Emphasis">Smazat </text:span><text:span text:style-name="Strong_20_Emphasis"><text:span text:style-name="T79">kategorii</text:span></text:span><text:span text:style-name="T79"> (viz obrázek </text:span><text:span text:style-name="T79"><text:sequence-ref text:reference-format="value" text:ref-name="refFigure12">13</text:sequence-ref></text:span><text:span text:style-name="T79">)</text:span>. <text:span text:style-name="T95">V dialogovém okně Smazat kategorii vybereme kategorii, kterou chceme smazat a zmáčkneme tlačítko </text:span><text:span text:style-name="Strong_20_Emphasis"><text:span text:style-name="T95">OK</text:span></text:span><text:span text:style-name="T95">. </text:span>Až se zobrazí zpráva vyžadující potvrzení smazání, klepneme na <text:span text:style-name="Strong_20_Emphasis">Ano</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P9">Chceme-li šablonu přesunout z jedné kategorie do jiné, vybereme ji v dialogovém okně Šablony a klepneme na tlačítko <text:span text:style-name="Strong_20_Emphasis">Přesunout</text:span>,  <text:span text:style-name="T31"/>které se nachází ve spodní části dialogového okna. V dialogovém okně <text:span text:style-name="T43">Vybrat kategorii</text:span> (obrázek <text:sequence-ref text:reference-format="value" text:ref-name="refFigure13">14</text:sequence-ref>) vybereme <text:span text:style-name="T10">cílovou</text:span> kategorii a klepneme na <text:span text:style-name="Strong_20_Emphasis">OK</text:span>. Vybraná šablona se přesune do složky. Můžeme také vytvořit novou kategorii a šablonu do ní přesunout.</text:p>
      <text:p text:style-name="Figure"><draw:frame draw:style-name="fr3" draw:name="Frame1113" text:anchor-type="as-char" svg:width="9.142cm" draw:z-index="31"><draw:text-box fo:min-height="7.583cm"><text:p text:style-name="Caption"><draw:frame draw:style-name="fr9" draw:name="Image353" text:anchor-type="paragraph" svg:width="7.232cm" style:rel-width="100%" svg:height="6.69cm" style:rel-height="scale" draw:z-index="32"><draw:image xlink:href="Pictures/100000000000023E000002133E37F5D9AFDAB9AF.png" xlink:type="simple" xlink:show="embed" xlink:actuate="onLoad" loext:mime-type="image/png"/></draw:frame>Obrázek <text:sequence text:ref-name="refFigure13" text:name="Figure" text:formula="ooow:Figure+1" style:num-format="1">14</text:sequence>: Přesunutí šablon do jiné kategorie</text:p></draw:text-box></draw:frame></text:p>
      <text:h text:style-name="P61" text:outline-level="2"><text:bookmark-start text:name="__RefHeading__165571_780470623"/><text:span text:style-name="T100">Přejmenování šablony</text:span><text:bookmark-end text:name="__RefHeading__165571_780470623"/></text:h>
      <text:p text:style-name="Text_20_body"><text:span text:style-name="T100">V případě, že současný název šablony neodpovídá jejímu účelu, můžeme ji přejmenovat. Chceme-li </text:span><text:span text:style-name="T47">přejmenovat šablonu,</text:span><text:span text:style-name="T100"> klepneme pravým tlačítkem na šablonu a z místní nabídky </text:span><text:span text:style-name="T47">zvolíme</text:span><text:span text:style-name="T100"> </text:span><text:span text:style-name="Strong_20_Emphasis"><text:span text:style-name="T100">Přejmenovat</text:span></text:span><text:span text:style-name="T100">. Otevře se dialogové okno Zadejte nový název. Do textového pole Zadejte nový název zadáme název a klepneme na </text:span><text:span text:style-name="MenuPath"><text:span text:style-name="T100">OK</text:span></text:span><text:span text:style-name="T100">.</text:span><text:alphabetical-index-mark text:string-value="mazání" text:key1="šablona"/></text:p>
      <text:h text:style-name="P61" text:outline-level="2"><text:bookmark-start text:name="__RefHeading___Toc6989_668474372"/>Smazání šablony<text:bookmark-end text:name="__RefHeading___Toc6989_668474372"/></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P74"><text:span text:style-name="T11">Z rozevíracího seznamu </text:span><text:span text:style-name="Emphasis"><text:span text:style-name="T11">Filtrovat</text:span></text:span><text:span text:style-name="T11"> v horní části dialogového okna </text:span>Šablony vybereme kategorii, která obsahuje šablonu, kterou chceme smazat.</text:p>
        </text:list-item>
        <text:list-item>
          <text:p text:style-name="Numbering_20_1">Vybereme šablonu, kterou chceme smazat.</text:p>
        </text:list-item>
        <text:list-item>
          <text:p text:style-name="P83">Klepnutím pravým tlačítkem myši <text:span text:style-name="T11">na šablonu</text:span> vyvoláme místní nabídku a klepneme na <text:span text:style-name="Strong_20_Emphasis">Smazat</text:span> (obrázek <text:sequence-ref text:reference-format="value" text:ref-name="refFigure7">8</text:sequence-ref>).</text:p>
        </text:list-item>
        <text:list-item>
          <text:p text:style-name="P83">Zobrazí se okno se žádostí o potvrzení smazání. Klepneme na <text:span text:style-name="Strong_20_Emphasis">Ano</text:span>.</text:p>
        </text:list-item>
      </text:list>
      <text:list xml:id="list85642538906999" text:continue-list="list85641781626901" text:style-name="Heading_20_Tip">
        <text:list-item>
          <text:p text:style-name="Heading_20_Tip"><text:soft-page-break/>Tip</text:p>
        </text:list-item>
      </text:list>
      <text:p text:style-name="P43">Vybranou šablonu v dialogovém okně Šablony můžeme také smazat klávesou <text:span text:style-name="Strong_20_Emphasis">Delete</text:span>.</text:p>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 kategorie pro šablony na jiné umístění v počítači nebo v síti:</text:p>
      <text:list xml:id="list39210910" text:style-name="Numbering_20_1">
        <text:list-item text:start-value="1">
          <text:p text:style-name="Numbering_20_1">V dialogovém okně Šablony vybereme kategorii, která obsahuje šablonu, kterou chceme exportovat.</text:p>
        </text:list-item>
        <text:list-item>
          <text:p text:style-name="Numbering_20_1">Vybereme šablonu, kterou chceme exportovat.</text:p>
        </text:list-item>
        <text:list-item>
          <text:p text:style-name="Numbering_20_1">Klepneme na tlačítko <text:span text:style-name="Strong_20_Emphasis">Exportovat</text:span>, které je umístěno vpravo dole. Otevře se dialogové okno <text:span text:style-name="T43">Vybrat složku nebo Vybrat cestu</text:span> <text:span text:style-name="T43"/>.</text:p>
        </text:list-item>
        <text:list-item>
          <text:p text:style-name="Numbering_20_1">Najdeme složku, do které chceme šablonu exportovat, a vybereme <text:span text:style-name="Strong_20_Emphasis"><text:span text:style-name="T56">Vybrat složku</text:span></text:span><text:span text:style-name="T78"> nebo</text:span><text:span text:style-name="Strong_20_Emphasis"><text:span text:style-name="T56"> OK</text:span></text:span>.</text:p>
        </text:list-item>
        <text:list-item>
          <text:p text:style-name="P84">V zobrazeném informačním dialogovém okně klepneme na <text:span text:style-name="Strong_20_Emphasis">OK</text:span>.</text:p>
        </text:list-item>
      </text:list>
      <text:list xml:id="list85640721576484" text:continue-list="list85642256454517" text:style-name="Heading_20_Note">
        <text:list-item>
          <text:p text:style-name="P63">Poznámka</text:p>
        </text:list-item>
      </text:list>
      <text:p text:style-name="P39">Exportování šablony ji neodstraní z dialogového okna Šablony. Akce umístí kopii šablony do uvedeného místa.</text:p>
      <text:h text:style-name="Heading_20_1" text:outline-level="1"><text:bookmark-start text:name="__RefHeading__165577_780470623"/><text:reference-mark-start text:name="Examples of style use"/>Příklady použití stylů<text:bookmark-end text:name="__RefHeading__165577_780470623"/><text:reference-mark-end text:name="Examples of style use"/></text:h>
      <text:p text:style-name="P24">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styl stránky a pro následující stránky stanovit styl, který se použije automaticky.</text:p>
      <text:p text:style-name="Text_20_body">Jako příklad použijeme <text:span text:style-name="T95">styly</text:span> stránky První stránka a Výchozí, které jsou dodávány spolu s balíkem LibreOffice. Obrázek <text:sequence-ref text:reference-format="value" text:ref-name="refFigure14">15</text:sequence-ref><text:s/> znázorňuje, co se má stát: za první stránkou následuje výchozí stránka a všechny následující stránky mají mít styl stránky <text:span text:style-name="T95">v</text:span>ýchozí. Podrobnosti se nachází v kapitole <text:span text:style-name="T43">5</text:span> - Formátování stránek: <text:span text:style-name="T95">Základy</text:span> příručky <text:span text:style-name="Emphasis">Writer Guide</text:span>.</text:p>
      <text:p text:style-name="Figure"><draw:frame draw:style-name="fr2" draw:name="Frame286" text:anchor-type="as-char" svg:width="6.473cm" svg:height="4.226cm" style:rel-height="17%" draw:z-index="6"><draw:text-box><text:p text:style-name="Caption"><draw:frame draw:style-name="fr8" draw:name="graphics240" text:anchor-type="paragraph" svg:y="0cm" svg:width="6.473cm" svg:height="3.678cm" draw:z-index="7"><draw:image xlink:href="Pictures/1000020100000123000000AE5A59E216E1CDAE53.png" xlink:type="simple" xlink:show="embed" xlink:actuate="onLoad" loext:mime-type="image/png"/></draw:frame>Obrázek <text:sequence text:ref-name="refFigure14" text:name="Figure" text:formula="ooow:Figure+1" style:num-format="1">15</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Každá kapitola bude zřejmě začínat stylem První stránka, následující stránky budou používat styl stránky <text:span text:style-name="T95">Výchozí</text:span>, tak jako v předchozím příkladu. Na konci kapitoly vložíme ruční zalomení stránky a určíme, že následující stránka se začátkem další kapitoly bude mít styl První stránka, jak je zobrazeno na obrázku <text:sequence-ref text:reference-format="value" text:ref-name="refFigure15">16</text:sequence-ref>.</text:p>
      <text:p text:style-name="Figure"><text:soft-page-break/><draw:frame draw:style-name="fr1" draw:name="Frame3011" text:anchor-type="as-char" svg:width="13.654cm" draw:z-index="8"><draw:text-box fo:min-height="4.36cm"><text:p text:style-name="Caption"><draw:frame draw:style-name="fr7" draw:name="graphics317" text:anchor-type="paragraph" svg:x="0cm" svg:y="0.256cm" svg:width="13.654cm" svg:height="3.935cm" draw:z-index="9"><draw:image xlink:href="Pictures/10000000000002090000008D4D92CB5DBC3C1283.png" xlink:type="simple" xlink:show="embed" xlink:actuate="onLoad" loext:mime-type="image/png"/></draw:frame>Obrázek <text:sequence text:ref-name="refFigure15" text:name="Figure" text:formula="ooow:Figure+1" style:num-format="1">16</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 Chceme-li se vrátit ke stylu stránky na výšku, vložíme další zalomení stránky a vybereme styl stránky s orientací na výšku.</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Strong_20_Emphasis">Nástroje &gt; </text:span><text:span text:style-name="Strong_20_Emphasis"><text:span text:style-name="T77">Číslování </text:span></text:span><text:span text:style-name="Strong_20_Emphasis">kapitol</text:span>, čímž sdělíme programu Writer, jaké styly mají odpovídat jednotlivým úrovním v obsahu. Jako výchozí se v obsahu použijí styly Nadpis, můžeme však použít libovolnou kombinaci stylů. Více informací se nachází v kapitole 4 <text:span text:style-name="T79">této příručky</text:span>.</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Styl odstavce můžeme nastavit tak, aby poté, co stiskneme na konci odstavce klávesu Enter, měl následující odstavec automaticky styl, který si přejeme použít. Například můžeme definovat, aby byl odstavec Nadpis 1 následován odstavcem Tělo textu. Složitějším příkladem může být Název, za kterým následuje Autor, za ním Abstrakt, za ním Nadpis 1 a nakonec Tělo textu. Nastavením posloupností se můžeme ve většině případů vyhnout nutnosti používat styly ručně.<text:bookmark-end text:name="__RefHeading__5648_156656864417"/></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1b8ada"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ozdělení dokumentu na kapitoly</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Definování posloupnosti stylů odstav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3 Používáme styly a šablony</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3 Používáme styly a šablon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11T19:21:05.441000000</meta:creation-date>
    <meta:editing-duration>PT7H37M59S</meta:editing-duration>
    <meta:editing-cycles>57</meta:editing-cycles>
    <meta:generator>LibreOffice/6.4.0.3$Windows_X86_64 LibreOffice_project/b0a288ab3d2d4774cb44b62f04d5d28733ac6df8</meta:generator>
    <dc:title>Kapitola 3 Používáme styly a šablony</dc:title>
    <meta:initial-creator>Dave Barton</meta:initial-creator>
    <dc:date>2020-02-01T08:56:39.754000000</dc:date>
    <dc:creator>Kees Kriek</dc:creator>
    <meta:document-statistic meta:table-count="4" meta:image-count="17" meta:object-count="0" meta:page-count="22" meta:paragraph-count="448" meta:word-count="6863" meta:character-count="39551" meta:non-whitespace-character-count="33157"/>
    <meta:template xlink:type="simple" xlink:actuate="onRequest" xlink:title="LO_6.0_Chapter_Template" xlink:href="../../../../../../.config/libreoffice/4/user/template/LO_6.0_Chapter_Template.ott" meta:date="2018-05-18T16:58:07.217000000"/>
  </office:meta>
</office:document-meta>
</file>